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e6e6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fo:min-height="0.098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ffcc"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textarea-vertical-align="middle" draw:auto-grow-height="false" fo:min-height="0cm" fo:min-width="0cm"/>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fo:min-height="0.25cm"/>
    </style:style>
    <style:style style:name="gr12" style:family="graphic" style:parent-style-name="standard">
      <style:graphic-properties draw:stroke="none" draw:fill="none" fo:min-height="13.25cm"/>
    </style:style>
    <style:style style:name="gr13" style:family="graphic" style:parent-style-name="standard">
      <style:graphic-properties draw:stroke="none" draw:fill="none" fo:min-height="17.25cm"/>
    </style:style>
    <style:style style:name="gr14" style:family="graphic" style:parent-style-name="standard">
      <style:graphic-properties draw:stroke="none" draw:fill="none" fo:min-height="8.953cm"/>
    </style:style>
    <style:style style:name="gr15" style:family="graphic" style:parent-style-name="standard">
      <style:graphic-properties draw:stroke="none" draw:fill="none" fo:min-height="1.65cm"/>
    </style:style>
    <style:style style:name="gr16" style:family="graphic" style:parent-style-name="standard">
      <style:graphic-properties draw:stroke="none" draw:fill="none" fo:min-height="16.25cm"/>
    </style:style>
    <style:style style:name="gr17" style:family="graphic" style:parent-style-name="standard">
      <style:graphic-properties draw:stroke="none" svg:stroke-color="#000000" draw:fill="none" draw:fill-color="#ffffff" fo:min-height="0.65cm"/>
    </style:style>
    <style:style style:name="gr18" style:family="graphic" style:parent-style-name="standard">
      <style:graphic-properties draw:stroke="none" svg:stroke-color="#000000" draw:fill="none" draw:fill-color="#ffffff" fo:min-height="1.5cm"/>
    </style:style>
    <style:style style:name="gr19" style:family="graphic" style:parent-style-name="standard">
      <style:graphic-properties draw:stroke="none" draw:fill="none" fo:min-height="3.602cm"/>
    </style:style>
    <style:style style:name="gr20" style:family="graphic" style:parent-style-name="standard">
      <style:graphic-properties draw:stroke="none" svg:stroke-color="#000000" draw:fill="none" draw:fill-color="#ffffff" fo:min-height="0.8cm"/>
    </style:style>
    <style:style style:name="gr21" style:family="graphic" style:parent-style-name="standard">
      <style:graphic-properties draw:stroke="none" svg:stroke-color="#000000" draw:fill="none" draw:fill-color="#ffffff" fo:min-height="0.85cm"/>
    </style:style>
    <style:style style:name="gr22" style:family="graphic" style:parent-style-name="standard">
      <style:graphic-properties draw:stroke="none" draw:fill="none" fo:min-height="2.25cm"/>
    </style:style>
    <style:style style:name="gr23" style:family="graphic" style:parent-style-name="standard">
      <style:graphic-properties draw:fill-color="#ccffff" draw:textarea-horizontal-align="justify" draw:textarea-vertical-align="middle" draw:auto-grow-height="false"/>
    </style:style>
    <style:style style:name="gr24" style:family="graphic" style:parent-style-name="standard">
      <style:graphic-properties draw:fill-color="#e6e6e6" draw:textarea-horizontal-align="justify" draw:textarea-vertical-align="middle" draw:auto-grow-height="false"/>
    </style:style>
    <style:style style:name="gr25" style:family="graphic" style:parent-style-name="standard">
      <style:graphic-properties draw:stroke="dash" draw:stroke-dash="Fine_20_Dashed" draw:textarea-horizontal-align="center" draw:textarea-vertical-align="middle"/>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draw:stroke="dash" draw:stroke-dash="Dashed_20__28_var_29_" draw:marker-end="Arrow" draw:marker-end-width="0.3cm" draw:stroke-linejoin="none" draw:textarea-horizontal-align="center" draw:textarea-vertical-align="middle"/>
    </style:style>
    <style:style style:name="gr28" style:family="graphic" style:parent-style-name="standard">
      <style:graphic-properties draw:fill-color="#ffffcc" draw:textarea-horizontal-align="center" draw:textarea-vertical-align="middle"/>
    </style:style>
    <style:style style:name="gr29" style:family="graphic" style:parent-style-name="standard">
      <style:graphic-properties draw:fill-color="#00cccc" draw:textarea-horizontal-align="center" draw:textarea-vertical-align="middle"/>
    </style:style>
    <style:style style:name="gr30" style:family="graphic" style:parent-style-name="standard">
      <style:graphic-properties draw:fill-color="#99ccff" draw:textarea-horizontal-align="center" draw:textarea-vertical-align="middle"/>
    </style:style>
    <style:style style:name="gr31" style:family="graphic" style:parent-style-name="standard">
      <style:graphic-properties draw:fill-color="#ff6633" draw:textarea-horizontal-align="justify" draw:textarea-vertical-align="middle" draw:auto-grow-height="false"/>
    </style:style>
    <style:style style:name="gr32" style:family="graphic" style:parent-style-name="standard">
      <style:graphic-properties draw:stroke="none" svg:stroke-color="#000000" draw:fill="none" draw:fill-color="#ffffff" fo:min-height="1cm"/>
    </style:style>
    <style:style style:name="gr33" style:family="graphic" style:parent-style-name="standard">
      <style:graphic-properties draw:stroke="none" svg:stroke-color="#000000" draw:fill="none" draw:fill-color="#ffffff" fo:min-height="1.75cm"/>
    </style:style>
    <style:style style:name="gr34" style:family="graphic" style:parent-style-name="standard">
      <style:graphic-properties draw:textarea-vertical-align="middle" draw:auto-grow-height="false" fo:min-height="0.749cm" fo:min-width="0.499cm"/>
    </style:style>
    <style:style style:name="gr35"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margin-top="0cm" fo:margin-bottom="0cm" fo:text-align="start"/>
    </style:style>
    <style:style style:name="P3" style:family="paragraph">
      <style:paragraph-properties fo:text-align="center"/>
      <style:text-properties fo:color="#ffffff"/>
    </style:style>
    <style:style style:name="P4" style:family="paragraph">
      <style:paragraph-properties fo:text-align="start"/>
      <style:text-properties fo:font-size="18pt" style:font-size-asian="18pt" style:font-size-complex="18pt"/>
    </style:style>
    <style:style style:name="P5" style:family="paragraph">
      <style:paragraph-properties fo:text-align="start"/>
    </style:style>
    <style:style style:name="P6" style:family="paragraph">
      <style:paragraph-properties fo:text-align="start"/>
      <style:text-properties fo:font-size="18pt"/>
    </style:style>
    <style:style style:name="P7" style:family="paragraph">
      <style:paragraph-properties fo:text-align="center"/>
      <style:text-properties fo:font-size="18pt"/>
    </style:style>
    <style:style style:name="P8" style:family="paragraph">
      <style:text-properties fo:font-size="18pt"/>
    </style:style>
    <style:style style:name="P9" style:family="paragraph">
      <style:paragraph-properties fo:text-align="center"/>
      <style:text-properties fo:color="#ff0000"/>
    </style:style>
    <style:style style:name="P10" style:family="paragraph">
      <style:paragraph-properties fo:text-align="center"/>
      <style:text-properties fo:color="#33cc66" fo:font-weight="bold" style:font-weight-asian="bold" style:font-weight-complex="bold"/>
    </style:style>
    <style:style style:name="P11" style:family="paragraph">
      <style:text-properties fo:font-weight="normal" style:font-weight-asian="normal" style:font-weight-complex="normal"/>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style:paragraph-properties fo:text-align="center"/>
      <style:text-properties fo:font-size="20pt" fo:font-weight="bold" style:font-size-asian="20pt" style:font-weight-asian="bold" style:font-size-complex="20pt" style:font-weight-complex="bold"/>
    </style:style>
    <style:style style:name="T1" style:family="text">
      <style:text-properties fo:language="en" fo:country="US"/>
    </style:style>
    <style:style style:name="T2" style:family="text">
      <style:text-properties fo:font-size="18pt" style:font-size-asian="18pt" style:font-size-complex="18pt"/>
    </style:style>
    <style:style style:name="T3" style:family="text">
      <style:text-properties fo:font-size="18pt"/>
    </style:style>
    <style:style style:name="T4" style:family="text">
      <style:text-properties fo:color="#ff0000"/>
    </style:style>
    <style:style style:name="T5" style:family="text">
      <style:text-properties fo:color="#33cc66" fo:font-weight="bold" style:font-weight-asian="bold" style:font-weight-complex="bold"/>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size="16pt" fo:language="en" fo:country="US" fo:font-weight="bold" style:font-size-asian="16pt" style:language-asian="en" style:country-asian="US" style:font-size-complex="16pt" style:font-weight-complex="bold"/>
    </style:style>
    <style:style style:name="T13" style:family="text">
      <style:text-properties fo:font-size="14pt" fo:language="en" fo:country="US" fo:font-weight="bold" style:font-size-asian="14pt" style:language-asian="en" style:country-asian="US" style:font-size-complex="14pt" style:font-weight-complex="bold"/>
    </style:style>
    <style:style style:name="T14" style:family="text">
      <style:text-properties fo:font-weight="normal" style:font-weight-asian="normal" style:font-weight-complex="normal"/>
    </style:style>
    <style:style style:name="T15" style:family="text">
      <style:text-properties fo:language="en" fo:country="US" fo:font-weight="normal" style:language-asian="en" style:country-asian="US" style:font-weight-asian="normal" style:font-weight-complex="normal"/>
    </style:style>
    <style:style style:name="T16" style:family="text">
      <style:text-properties fo:font-size="22pt" fo:font-weight="bold" style:font-size-asian="22pt" style:font-weight-asian="bold" style:font-size-complex="22pt" style:font-weight-complex="bold"/>
    </style:style>
    <style:style style:name="T17"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3.725cm" svg:height="1.733cm" svg:x="6.675cm" svg:y="2.1cm">
            <text:p text:style-name="P1">Start CWMP</text:p>
          </draw:ellipse>
          <draw:line draw:style-name="gr2" draw:text-style-name="P1" draw:layer="layout" svg:x1="8.575cm" svg:y1="3.833cm" svg:x2="8.575cm" svg:y2="4.7cm">
            <text:p/>
          </draw:line>
          <draw:rect draw:style-name="gr3" draw:text-style-name="P2" draw:layer="layout" svg:width="20.5cm" svg:height="16.9cm" svg:x="0.3cm" svg:y="4.6cm">
            <text:p/>
          </draw:rect>
          <draw:frame draw:style-name="gr4" draw:layer="layout" svg:width="2.25cm" svg:height="0.963cm" svg:x="1.6cm" svg:y="4.7cm">
            <draw:text-box>
              <text:p>Main</text:p>
            </draw:text-box>
          </draw:frame>
          <draw:rect draw:style-name="gr5" draw:text-style-name="P1" draw:layer="layout" svg:width="4.875cm" svg:height="1.733cm" svg:x="6.175cm" svg:y="5.567cm">
            <text:p text:style-name="P1">cwmp_init</text:p>
          </draw:rect>
          <draw:rect draw:style-name="gr5" draw:text-style-name="P1" draw:layer="layout" svg:width="7.5cm" svg:height="2.567cm" svg:x="4.8cm" svg:y="9.7cm">
            <text:p text:style-name="P1">cwmp_root_cause_events</text:p>
          </draw:rect>
          <draw:custom-shape draw:style-name="gr6" draw:text-style-name="P3" draw:layer="layout" svg:width="3cm" svg:height="1.733cm" svg:x="12.2cm" svg:y="5.567cm">
            <text:p text:style-name="P1">cwmp.</text:p>
            <text:p text:style-name="P1">env</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rect draw:style-name="gr5" draw:text-style-name="P1" draw:layer="layout" svg:width="7.5cm" svg:height="2.6cm" svg:x="4.9cm" svg:y="14.8cm">
            <text:p text:style-name="P1">cwmp_<text:span text:style-name="T1">establish</text:span>_sessions</text:p>
          </draw:rect>
          <draw:line draw:style-name="gr2" draw:text-style-name="P1" draw:layer="layout" svg:x1="5.05cm" svg:y1="6.433cm" svg:x2="6.175cm" svg:y2="6.433cm">
            <text:p/>
          </draw:line>
          <draw:line draw:style-name="gr2" draw:text-style-name="P1" draw:layer="layout" svg:x1="11.05cm" svg:y1="6.433cm" svg:x2="11.8cm" svg:y2="6.433cm">
            <text:p/>
          </draw:line>
          <draw:custom-shape draw:style-name="gr7" draw:text-style-name="P1" draw:layer="layout" svg:width="0.575cm" svg:height="1.647cm" svg:x="8.425cm" svg:y="7.7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0.575cm" svg:height="1.68cm" svg:x="8.425cm" svg:y="12.7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 draw:layer="layout" svg:width="0.75cm" svg:height="0.867cm" svg:x="11.5cm" svg:y="16.4cm">
            <text:p/>
            <draw:enhanced-geometry svg:viewBox="0 0 21600 21600" draw:mirror-horizontal="true" draw:text-areas="0 0 21600 21600" draw:mirror-vertical="false"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3cm" svg:height="1.733cm" svg:x="13.55cm" svg:y="10.08cm">
            <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custom-shape draw:style-name="gr6" draw:text-style-name="P3" draw:layer="layout" svg:width="3cm" svg:height="1.733cm" svg:x="14.425cm" svg:y="10.6cm">
            <text:p text:style-name="P1">cwmp.</text:p>
            <text:p text:style-name="P1">session</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line draw:style-name="gr2" draw:text-style-name="P1" draw:layer="layout" svg:x1="12.425cm" svg:y1="10.947cm" svg:x2="13.55cm" svg:y2="10.947cm">
            <text:p/>
          </draw:line>
          <draw:custom-shape draw:style-name="gr9" draw:text-style-name="P3" draw:layer="layout" svg:width="3cm" svg:height="1.734cm" svg:x="13.725cm" svg:y="15.3cm">
            <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custom-shape draw:style-name="gr6" draw:text-style-name="P3" draw:layer="layout" svg:width="3cm" svg:height="1.734cm" svg:x="14.6cm" svg:y="15.82cm">
            <text:p text:style-name="P1">cwmp.</text:p>
            <text:p text:style-name="P1">session</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line draw:style-name="gr2" draw:text-style-name="P1" draw:layer="layout" svg:x1="12.525cm" svg:y1="16.08cm" svg:x2="13.65cm" svg:y2="16.08cm">
            <text:p/>
          </draw:line>
          <draw:custom-shape draw:style-name="gr8" draw:text-style-name="P1" draw:layer="layout" svg:width="0.75cm" svg:height="0.867cm" svg:x="11.45cm" svg:y="11.3cm">
            <text:p/>
            <draw:enhanced-geometry svg:viewBox="0 0 21600 21600" draw:mirror-horizontal="true" draw:text-areas="0 0 21600 21600" draw:mirror-vertical="false"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 draw:text-style-name="P1" draw:layer="layout" svg:x1="3.675cm" svg:y1="11.1cm" svg:x2="4.8cm" svg:y2="11.1cm">
            <text:p/>
          </draw:line>
          <draw:line draw:style-name="gr2" draw:text-style-name="P1" draw:layer="layout" svg:x1="3.752cm" svg:y1="16.2cm" svg:x2="4.877cm" svg:y2="16.2cm">
            <text:p/>
          </draw:line>
          <draw:custom-shape draw:style-name="gr6" draw:text-style-name="P3" draw:layer="layout" svg:width="3cm" svg:height="1.733cm" svg:x="2cm" svg:y="5.767cm">
            <text:p text:style-name="P1">cwmp</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custom-shape draw:style-name="gr6" draw:text-style-name="P3" draw:layer="layout" svg:width="3cm" svg:height="1.733cm" svg:x="0.8cm" svg:y="10.267cm">
            <text:p text:style-name="P1">cwmp</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custom-shape draw:style-name="gr6" draw:text-style-name="P3" draw:layer="layout" svg:width="3cm" svg:height="1.733cm" svg:x="0.6cm" svg:y="15.4cm">
            <text:p text:style-name="P1">cwmp</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g>
      </draw:page>
      <draw:page draw:name="page2" draw:style-name="dp1" draw:master-page-name="Standard">
        <draw:rect draw:style-name="gr5" draw:text-style-name="P1" draw:layer="layout" svg:width="6cm" svg:height="2cm" svg:x="0.5cm" svg:y="5cm">
          <text:p text:style-name="P1">Parse argvs</text:p>
        </draw:rect>
        <draw:rect draw:style-name="gr5" draw:text-style-name="P1" draw:layer="layout" svg:width="6cm" svg:height="2cm" svg:x="0.5cm" svg:y="10cm">
          <text:p text:style-name="P1">Load Config from ini<text:line-break/>conf file</text:p>
        </draw:rect>
        <draw:line draw:style-name="gr2" draw:text-style-name="P1" draw:layer="layout" svg:x1="6.5cm" svg:y1="11cm" svg:x2="8cm" svg:y2="11cm">
          <text:p/>
        </draw:line>
        <draw:line draw:style-name="gr2" draw:text-style-name="P1" draw:layer="layout" svg:x1="6.5cm" svg:y1="6cm" svg:x2="9cm" svg:y2="7cm">
          <text:p/>
        </draw:line>
        <draw:custom-shape draw:style-name="gr6" draw:text-style-name="P3" draw:layer="layout" svg:width="4cm" svg:height="3.5cm" svg:x="9cm" svg:y="5.8cm">
          <text:p text:style-name="P1">cwmp.env</text:p>
          <draw:enhanced-geometry svg:viewBox="0 0 21600 21600" draw:text-areas="4230 4230 21600 21600" draw:type="flowchart-internal-storage" draw:enhanced-path="M 0 0 L 21600 0 21600 21600 0 21600 Z N M 4230 0 L 4230 21600 N M 0 4230 L 21600 4230 N"/>
        </draw:custom-shape>
        <draw:line draw:style-name="gr2" draw:text-style-name="P1" draw:layer="layout" svg:x1="13cm" svg:y1="8cm" svg:x2="15cm" svg:y2="8cm">
          <text:p/>
        </draw:line>
        <draw:rect draw:style-name="gr5" draw:text-style-name="P1" draw:layer="layout" svg:width="5cm" svg:height="2cm" svg:x="15cm" svg:y="7cm">
          <text:p text:style-name="P1">Acs Discovery</text:p>
        </draw:rect>
        <draw:line draw:style-name="gr2" draw:text-style-name="P1" draw:layer="layout" svg:x1="12cm" svg:y1="12cm" svg:x2="15cm" svg:y2="8cm">
          <text:p/>
        </draw:line>
        <draw:line draw:style-name="gr2" draw:text-style-name="P1" draw:layer="layout" svg:x1="20cm" svg:y1="8cm" svg:x2="21.5cm" svg:y2="8cm">
          <text:p/>
        </draw:line>
        <draw:ellipse draw:style-name="gr1" draw:text-style-name="P1" draw:layer="layout" svg:width="8.948cm" svg:height="2cm" draw:transform="rotate (0.0136135681655532) translate (-0.661cm 1.059cm)">
          <text:p text:style-name="P1">Call</text:p>
          <text:p text:style-name="P1">cwmp_init</text:p>
        </draw:ellipse>
        <draw:rect draw:style-name="gr5" draw:text-style-name="P1" draw:layer="layout" svg:width="6.5cm" svg:height="1.733cm" svg:x="0.5cm" svg:y="14.5cm">
          <text:p text:style-name="P1">cwmp_bckp_sessions</text:p>
        </draw:rect>
        <draw:custom-shape draw:style-name="gr6" draw:text-style-name="P3" draw:layer="layout" svg:width="4cm" svg:height="3.5cm" svg:x="8cm" svg:y="10cm">
          <text:p text:style-name="P1">cwmp.conf</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4cm" svg:height="3.5cm" svg:x="21.5cm" svg:y="6.5cm">
          <text:p text:style-name="P1">cwmp.conf</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 draw:layer="layout" svg:width="1.5cm" svg:height="1cm" svg:x="3cm" svg:y="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5cm" svg:height="1cm" svg:x="3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5cm" svg:height="1cm" svg:x="3cm" svg:y="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ellipse draw:style-name="gr1" draw:text-style-name="P1" draw:layer="layout" svg:width="8.948cm" svg:height="2cm" draw:transform="rotate (1.56119701590863) translate (-4.57cm 27.166cm)">
          <text:p text:style-name="P1">Call</text:p>
          <text:p text:style-name="P1">cwmp_bckp_sessions</text:p>
        </draw:ellipse>
        <draw:custom-shape draw:style-name="gr7" draw:text-style-name="P1" draw:layer="layout" svg:width="2cm" svg:height="1.5cm" svg:x="-2.1cm" svg:y="2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6cm" svg:height="2cm" svg:x="0.5cm" svg:y="21.6cm">
          <text:p text:style-name="P1">Load rpc_acs from<text:line-break/>bkp_session_file</text:p>
        </draw:rect>
        <draw:custom-shape draw:style-name="gr6" draw:text-style-name="P3" xml:id="id1" draw:id="id1" draw:layer="layout" svg:width="2.5cm" svg:height="2cm" svg:x="8.6cm" svg:y="18.6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2" draw:id="id2" draw:layer="layout" svg:width="2.5cm" svg:height="2cm" svg:x="11.6cm" svg:y="20.6cm">
          <text:p text:style-name="P1">Session<text:line-break/></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9.85cm" svg:y1="20.6cm" svg:x2="11.6cm" svg:y2="21.6cm" draw:start-shape="id1" draw:start-glue-point="2" draw:end-shape="id2" draw:end-glue-point="3" svg:d="m9850 20600v1000h1750">
          <text:p/>
        </draw:connector>
        <draw:custom-shape draw:style-name="gr6" draw:text-style-name="P3" xml:id="id3" draw:id="id3" draw:layer="layout" svg:width="3cm" svg:height="2cm" svg:x="14.1cm" svg:y="23.1cm">
          <text:p text:style-name="P1">rpc_acs</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4" draw:id="id4" draw:layer="layout" svg:width="3cm" svg:height="2cm" svg:x="18.5cm" svg:y="23.1cm">
          <text:p text:style-name="P1">rpc_acs</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2.85cm" svg:y1="22.6cm" svg:x2="14.1cm" svg:y2="24.1cm" draw:start-shape="id2" draw:start-glue-point="2" draw:end-shape="id3" svg:d="m12850 22600v1500h1250">
          <text:p/>
        </draw:connector>
        <draw:connector draw:style-name="gr2" draw:text-style-name="P1" draw:layer="layout" svg:x1="17.321cm" svg:y1="24.837cm" svg:x2="18.5cm" svg:y2="24.1cm" draw:end-shape="id4" draw:end-glue-point="3" svg:d="m17321 24837h339v-737h840">
          <text:p/>
        </draw:connector>
        <draw:custom-shape draw:style-name="gr6" draw:text-style-name="P3" xml:id="id5" draw:id="id5" draw:layer="layout" svg:width="3cm" svg:height="2cm" svg:x="16.6cm" svg:y="26.1cm">
          <text:p text:style-name="P1">Inform</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5.6cm" svg:y1="25.1cm" svg:x2="16.6cm" svg:y2="27.1cm" draw:start-shape="id3" draw:start-glue-point="2" draw:end-shape="id5" svg:d="m15600 25100v2000h1000">
          <text:p/>
        </draw:connector>
        <draw:custom-shape draw:style-name="gr6" draw:text-style-name="P3" xml:id="id6" draw:id="id6" draw:layer="layout" svg:width="3cm" svg:height="2cm" svg:x="21.6cm" svg:y="26.1cm">
          <text:p text:style-name="P1">Transfer<text:line-break/>complete</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20cm" svg:y1="25.1cm" svg:x2="21.6cm" svg:y2="27.1cm" draw:start-shape="id4" draw:end-shape="id6" draw:end-glue-point="3" svg:d="m20000 25100v2000h1600">
          <text:p/>
        </draw:connector>
        <draw:custom-shape draw:style-name="gr10" draw:text-style-name="P1" draw:layer="layout" svg:width="3.5cm" svg:height="1.5cm" svg:x="9cm" svg:y="23.1cm">
          <text:p text:style-name="P1">List queue</text:p>
          <draw:enhanced-geometry svg:viewBox="0 0 21600 21600" draw:text-areas="800 800 20800 20800" draw:type="round-rectangular-callout" draw:modifiers="10901.7994858612 -20002.66489007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 draw:layer="layout" svg:width="1.5cm" svg:height="0.963cm" svg:x="17cm" svg:y="23.137cm">
          <draw:text-box>
            <text:p>list</text:p>
          </draw:text-box>
        </draw:frame>
        <draw:line draw:style-name="gr2" draw:text-style-name="P1" draw:layer="layout" svg:x1="7cm" svg:y1="22.6cm" svg:x2="8.5cm" svg:y2="22.6cm">
          <text:p/>
        </draw:line>
        <draw:rect draw:style-name="gr5" draw:text-style-name="P1" draw:layer="layout" svg:width="8cm" svg:height="2cm" svg:x="-0.5cm" svg:y="27.3cm">
          <text:p text:style-name="P1">Load backup up parameters<text:line-break/> from bkp_session_file</text:p>
        </draw:rect>
        <draw:custom-shape draw:style-name="gr7" draw:text-style-name="P1" draw:layer="layout" svg:width="1.5cm" svg:height="1.5cm" svg:x="3cm" svg:y="2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xml:id="id7" draw:id="id7" draw:layer="layout" svg:width="2.5cm" svg:height="2cm" svg:x="9cm" svg:y="28.1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8" draw:id="id8" draw:layer="layout" svg:width="2.5cm" svg:height="2cm" svg:x="12cm" svg:y="30.1cm">
          <text:p text:style-name="P1">env<text:line-break/></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0.25cm" svg:y1="30.1cm" svg:x2="12cm" svg:y2="31.1cm" draw:start-shape="id7" draw:start-glue-point="2" draw:end-shape="id8" draw:end-glue-point="3" svg:d="m10250 30100v1000h1750">
          <text:p/>
        </draw:connector>
        <draw:line draw:style-name="gr2" draw:text-style-name="P1" draw:layer="layout" svg:x1="8cm" svg:y1="28.7cm" svg:x2="9cm" svg:y2="28.7cm">
          <text:p/>
        </draw:line>
        <draw:frame draw:style-name="gr12" draw:text-style-name="P4" draw:layer="layout" svg:width="14.002cm" svg:height="21.611cm" svg:x="27.263cm" svg:y="-8.178cm">
          <draw:text-box>
            <text:p text:style-name="P4"><text:span text:style-name="T2">Application restart : load all events</text:span></text:p>
            <text:p text:style-name="P4"><text:span text:style-name="T2"/></text:p>
            <text:p text:style-name="P4"><text:span text:style-name="T2">CPE restart : load only the events, and the other events should be removed from the file</text:span></text:p>
            <text:p text:style-name="P4"><text:span text:style-name="T2">- 0 BOOTSTRAP</text:span></text:p>
            <text:p text:style-name="P4"><text:span text:style-name="T2">- 2 PERIODIC</text:span></text:p>
            <text:p text:style-name="P4"><text:span text:style-name="T2">- 3 SCHEDULED</text:span></text:p>
            <text:p text:style-name="P4"><text:span text:style-name="T2">- 7 TRANSFER COMPLETE</text:span></text:p>
            <text:p text:style-name="P4"><text:span text:style-name="T2">- 9 REQUEST DOWNLOAD</text:span></text:p>
            <text:p text:style-name="P4"><text:span text:style-name="T2">-10 AUTONOMOUS TRANSFER COMPLETE</text:span></text:p>
            <text:p text:style-name="P4"><text:span text:style-name="T2">- M Reboot</text:span></text:p>
            <text:p text:style-name="P4"><text:span text:style-name="T2">- M ScheduleInform</text:span></text:p>
            <text:p text:style-name="P4"><text:span text:style-name="T2">- M Download</text:span></text:p>
            <text:p text:style-name="P4"><text:span text:style-name="T2">- M Upload</text:span></text:p>
            <text:p text:style-name="P4"><text:span text:style-name="T2"/></text:p>
            <text:p text:style-name="P4"><text:span text:style-name="T2">All event should be removed from memory and from bkp file if the acsurl is modified</text:span></text:p>
            <text:p text:style-name="P4"><text:span text:style-name="T2"/></text:p>
            <text:p text:style-name="P4"><text:span text:style-name="T2">All event should be saved in the bckp file when ceating them</text:span></text:p>
            <text:p text:style-name="P4"><text:span text:style-name="T2"/></text:p>
            <text:p text:style-name="P4"><text:span text:style-name="T2">Event which should be removed from the memory and from the bcp file after sending (without waiting response) :</text:span></text:p>
            <text:p text:style-name="P4"><text:span text:style-name="T2">- 6 CONNECTION REQUEST</text:span></text:p>
            <text:p text:style-name="P4"><text:span text:style-name="T2">The other event should be kept saved in the memory and in the bkp file</text:span></text:p>
            <text:p text:style-name="P4"><text:span text:style-name="T2"/></text:p>
            <text:p text:style-name="P4"><text:span text:style-name="T2"/></text:p>
            <text:p text:style-name="P4"><text:span text:style-name="T2"/></text:p>
          </draw:text-box>
        </draw:frame>
        <draw:frame draw:style-name="gr13" draw:text-style-name="P6" draw:layer="layout" svg:width="20.001cm" svg:height="17.5cm" svg:x="-21cm" svg:y="9.5cm">
          <draw:text-box>
            <text:p text:style-name="P5"><text:span text:style-name="T3">[ACS] ; as defined in the config</text:span></text:p>
            <text:p text:style-name="P5"><text:span text:style-name="T3">Acsurl = "address"</text:span></text:p>
            <text:p text:style-name="P5"><text:span text:style-name="T3">Login = "login"</text:span></text:p>
            <text:p text:style-name="P5"><text:span text:style-name="T3">Passwd ="password"</text:span></text:p>
            <text:p text:style-name="P5"><text:span text:style-name="T3"/></text:p>
            <text:p text:style-name="P5"><text:span text:style-name="T3">[ENV]</text:span></text:p>
            <text:p text:style-name="P5"><text:span text:style-name="T3">anyEnvParam = "any" ; env paramaters not defined in the config</text:span></text:p>
            <text:p text:style-name="P5"><text:span text:style-name="T3"/></text:p>
            <text:p text:style-name="P5"><text:span text:style-name="T3">[EVENT 4 VALUE CHANGE &lt;id&gt;]</text:span></text:p>
            <text:p text:style-name="P5"><text:span text:style-name="T3">CommandKey = ""</text:span></text:p>
            <text:p text:style-name="P5"><text:span text:style-name="T3">Object.path.value = "any"</text:span></text:p>
            <text:p text:style-name="P5"><text:span text:style-name="T3"/></text:p>
            <text:p text:style-name="P5"><text:span text:style-name="T3">[EVENTM REBOOT <text:s/>&lt;id&gt;]</text:span></text:p>
            <text:p text:style-name="P5"><text:span text:style-name="T3">CommandKey = "any command"</text:span></text:p>
            <text:p text:style-name="P5"><text:span text:style-name="T3">Object.path.value = "any"</text:span></text:p>
            <text:p text:style-name="P5"><text:span text:style-name="T3"/></text:p>
            <text:p text:style-name="P5"><text:span text:style-name="T3">[RPC TRANSFER COMPLETE <text:s/>&lt;id&gt;]</text:span></text:p>
            <text:p text:style-name="P5"><text:span text:style-name="T3">CommandKey = "any command"</text:span></text:p>
            <text:p text:style-name="P5"><text:span text:style-name="T3">FaultStructure = "fault1,fault2"</text:span></text:p>
            <text:p text:style-name="P5"><text:span text:style-name="T3">StartTime = "time1"</text:span></text:p>
            <text:p text:style-name="P5"><text:span text:style-name="T3">CompleteTime ="time2"</text:span></text:p>
            <text:p text:style-name="P5"><text:span text:style-name="T3"/></text:p>
            <text:p text:style-name="P5"><text:span text:style-name="T3"/></text:p>
          </draw:text-box>
        </draw:frame>
        <draw:frame draw:style-name="gr14" draw:text-style-name="P6" draw:layer="layout" svg:width="20.001cm" svg:height="9.203cm" svg:x="-21cm" svg:y="-0.5cm">
          <draw:text-box>
            <text:p text:style-name="P5"><text:span text:style-name="T3"/></text:p>
            <text:p text:style-name="P5"><text:span text:style-name="T3"/></text:p>
            <text:p text:style-name="P5"><text:span text:style-name="T3"/></text:p>
          </draw:text-box>
        </draw:frame>
        <draw:frame draw:style-name="gr15" draw:text-style-name="P4" draw:layer="layout" svg:width="20.001cm" svg:height="3.099cm" svg:x="-21cm" svg:y="-0.4cm">
          <draw:text-box>
            <text:p text:style-name="P4"><text:span text:style-name="T2">Any chage of the cwmp config file and restart of te application</text:span></text:p>
            <text:p text:style-name="P4"><text:span text:style-name="T2">And if the change value exist in the data model, the application should send a 4 value change</text:span></text:p>
            <text:p text:style-name="P4"><text:span text:style-name="T2"/></text:p>
          </draw:text-box>
        </draw:frame>
        <draw:frame draw:style-name="gr16" draw:text-style-name="P6" draw:layer="layout" svg:width="15cm" svg:height="20.899cm" svg:x="26cm" svg:y="12.7cm">
          <draw:text-box>
            <text:p text:style-name="P5"><text:span text:style-name="T3">Typedef struct CONSTEVENTSTRUCT {</text:span></text:p>
            <text:p text:style-name="P5"><text:span text:style-name="T3">String *EVENTCODE ;</text:span></text:p>
            <text:p text:style-name="P5"><text:span text:style-name="T3">Unsigned int FLAG ;</text:span></text:p>
            <text:p text:style-name="P5"><text:span text:style-name="T3">Unsined short TYPE ;</text:span></text:p>
            <text:p text:style-name="P5"><text:span text:style-name="T3">Unsigned short REDELIVER</text:span></text:p>
            <text:p text:style-name="P5"><text:span text:style-name="T3">} CONSTEVENTSTRUCT</text:span></text:p>
            <text:p text:style-name="P5"><text:span text:style-name="T3"/></text:p>
            <text:p text:style-name="P5"><text:span text:style-name="T3">REDELIVER is a flag :</text:span></text:p>
            <text:p text:style-name="P5"><text:span text:style-name="T3">(bin)001 : REDELIVER_AFTER_TRANSMIT_FAIL</text:span></text:p>
            <text:p text:style-name="P5"><text:span text:style-name="T3">(bin)010 : REDELIVER_AFTER_REBOOT</text:span></text:p>
            <text:p text:style-name="P5"><text:span text:style-name="T3">(bin)100 : REDELIVER_AFTER_BOOTSTRAP</text:span></text:p>
            <text:p text:style-name="P5"><text:span text:style-name="T3"/></text:p>
            <text:p text:style-name="P5"><text:span text:style-name="T3">const struct CONSTEVENTSTRUCT CONST_EVENT {</text:span></text:p>
            <text:p text:style-name="P5"><text:span text:style-name="T3">{"0 BOOTSTRAP", BOOTSTRAP_FLAG, SINGLE_EVENT, <text:s/>REDELIVER_AFTER_TRANSMIT_FAIL|REDELIVER_AFTER_REBOOT}</text:span></text:p>
            <text:p text:style-name="P5"><text:span text:style-name="T3">}</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text-box>
        </draw:frame>
      </draw:page>
      <draw:page draw:name="page3" draw:style-name="dp1" draw:master-page-name="Standard">
        <draw:ellipse draw:style-name="gr1" draw:text-style-name="P1" draw:layer="layout" svg:width="10.5cm" svg:height="2.233cm" svg:x="3.5cm" svg:y="1.5cm">
          <text:p text:style-name="P1">Call</text:p>
          <text:p text:style-name="P1">cwmp_root_cause_events</text:p>
        </draw:ellipse>
        <draw:line draw:style-name="gr2" draw:text-style-name="P1" draw:layer="layout" svg:x1="8.775cm" svg:y1="3.733cm" svg:x2="8.775cm" svg:y2="4.6cm">
          <text:p/>
        </draw:line>
        <draw:rect draw:style-name="gr3" draw:text-style-name="P2" draw:layer="layout" svg:width="21.5cm" svg:height="19cm" svg:x="-0.5cm" svg:y="4.5cm">
          <text:p/>
        </draw:rect>
        <draw:frame draw:style-name="gr17" draw:layer="layout" svg:width="9.3cm" svg:height="0.963cm" svg:x="-0.4cm" svg:y="4.6cm">
          <draw:text-box>
            <text:p text:style-name="P1">cwmp_root_cause_events</text:p>
          </draw:text-box>
        </draw:frame>
        <draw:rect draw:style-name="gr5" draw:text-style-name="P1" draw:layer="layout" svg:width="9cm" svg:height="1.733cm" svg:x="4cm" svg:y="5.867cm">
          <text:p text:style-name="P1">cwmp_root_cause_event_boot</text:p>
        </draw:rect>
        <draw:rect draw:style-name="gr5" draw:text-style-name="P1" draw:layer="layout" svg:width="9cm" svg:height="2.567cm" svg:x="4cm" svg:y="12cm">
          <text:p text:style-name="P1">cwmp_root_cause_event_<text:line-break/>periodic</text:p>
        </draw:rect>
        <draw:custom-shape draw:style-name="gr9" draw:text-style-name="P3" draw:layer="layout" svg:width="3cm" svg:height="1.733cm" svg:x="14.2cm" svg:y="5.667cm">
          <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6cm" svg:height="1.733cm" svg:x="14.5cm" svg:y="6.267cm">
          <text:p text:style-name="P1">cwmp.</text:p>
          <text:p text:style-name="P1">event_container</text:p>
          <draw:enhanced-geometry svg:viewBox="0 0 21600 21600" draw:text-areas="4230 4230 21600 21600" draw:type="flowchart-internal-storage" draw:enhanced-path="M 0 0 L 21600 0 21600 21600 0 21600 Z N M 4230 0 L 4230 21600 N M 0 4230 L 21600 4230 N"/>
        </draw:custom-shape>
        <draw:rect draw:style-name="gr5" draw:text-style-name="P1" draw:layer="layout" svg:width="9cm" svg:height="1.733cm" svg:x="4cm" svg:y="8.767cm">
          <text:p text:style-name="P1">cwmp_root_cause_event_<text:line-break/>bootstrap</text:p>
        </draw:rect>
        <draw:rect draw:style-name="gr5" draw:text-style-name="P1" draw:layer="layout" svg:width="9cm" svg:height="2.6cm" svg:x="4cm" svg:y="15.9cm">
          <text:p text:style-name="P1">cwmp_root_cause_event_<text:line-break/>scheduled</text:p>
        </draw:rect>
        <draw:line draw:style-name="gr2" draw:text-style-name="P1" draw:layer="layout" svg:x1="2.55cm" svg:y1="6.933cm" svg:x2="3.675cm" svg:y2="6.933cm">
          <text:p/>
        </draw:line>
        <draw:custom-shape draw:style-name="gr9" draw:text-style-name="P3" draw:layer="layout" svg:width="3cm" svg:height="1.733cm" svg:x="14.275cm" svg:y="8.5cm">
          <text:p/>
          <draw:enhanced-geometry svg:viewBox="0 0 21600 21600" draw:text-areas="4230 4230 21600 21600" draw:type="flowchart-internal-storage" draw:enhanced-path="M 0 0 L 21600 0 21600 21600 0 21600 Z N M 4230 0 L 4230 21600 N M 0 4230 L 21600 4230 N"/>
        </draw:custom-shape>
        <draw:line draw:style-name="gr2" draw:text-style-name="P1" draw:layer="layout" svg:x1="13.25cm" svg:y1="6.733cm" svg:x2="14cm" svg:y2="6.733cm">
          <text:p/>
        </draw:line>
        <draw:line draw:style-name="gr2" draw:text-style-name="P1" draw:layer="layout" svg:x1="13.2cm" svg:y1="9.367cm" svg:x2="14.325cm" svg:y2="9.367cm">
          <text:p/>
        </draw:line>
        <draw:custom-shape draw:style-name="gr7" draw:text-style-name="P1" draw:layer="layout" svg:width="0.5cm" svg:height="0.913cm" svg:x="8.6cm" svg:y="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0.375cm" svg:height="1.04cm" svg:x="8.625cm" svg:y="10.807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0.375cm" svg:height="1.04cm" svg:x="8.725cm" svg:y="1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 draw:layer="layout" svg:width="0.75cm" svg:height="0.867cm" svg:x="12.2cm" svg:y="17.5cm">
          <text:p/>
          <draw:enhanced-geometry svg:viewBox="0 0 21600 21600" draw:mirror-horizontal="true" draw:text-areas="0 0 21600 21600"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3cm" svg:height="1.733cm" svg:x="14.25cm" svg:y="12.38cm">
          <text:p/>
          <draw:enhanced-geometry svg:viewBox="0 0 21600 21600" draw:text-areas="4230 4230 21600 21600" draw:type="flowchart-internal-storage" draw:enhanced-path="M 0 0 L 21600 0 21600 21600 0 21600 Z N M 4230 0 L 4230 21600 N M 0 4230 L 21600 4230 N"/>
        </draw:custom-shape>
        <draw:line draw:style-name="gr2" draw:text-style-name="P1" draw:layer="layout" svg:x1="13.125cm" svg:y1="13.247cm" svg:x2="14.25cm" svg:y2="13.247cm">
          <text:p/>
        </draw:line>
        <draw:custom-shape draw:style-name="gr9" draw:text-style-name="P3" draw:layer="layout" svg:width="3cm" svg:height="1.734cm" svg:x="14.425cm" svg:y="16.4cm">
          <text:p/>
          <draw:enhanced-geometry svg:viewBox="0 0 21600 21600" draw:text-areas="4230 4230 21600 21600" draw:type="flowchart-internal-storage" draw:enhanced-path="M 0 0 L 21600 0 21600 21600 0 21600 Z N M 4230 0 L 4230 21600 N M 0 4230 L 21600 4230 N"/>
        </draw:custom-shape>
        <draw:line draw:style-name="gr2" draw:text-style-name="P1" draw:layer="layout" svg:x1="13.225cm" svg:y1="17.18cm" svg:x2="14.35cm" svg:y2="17.18cm">
          <text:p/>
        </draw:line>
        <draw:line draw:style-name="gr2" draw:text-style-name="P1" draw:layer="layout" svg:x1="2.651cm" svg:y1="9.9cm" svg:x2="3.776cm" svg:y2="9.9cm">
          <text:p/>
        </draw:line>
        <draw:custom-shape draw:style-name="gr8" draw:text-style-name="P1" draw:layer="layout" svg:width="0.75cm" svg:height="0.867cm" svg:x="11.95cm" svg:y="13.4cm">
          <text:p/>
          <draw:enhanced-geometry svg:viewBox="0 0 21600 21600" draw:mirror-horizontal="true" draw:text-areas="0 0 21600 21600"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2" draw:text-style-name="P1" draw:layer="layout" svg:x1="2.675cm" svg:y1="12.9cm" svg:x2="3.8cm" svg:y2="12.9cm">
          <text:p/>
        </draw:line>
        <draw:line draw:style-name="gr2" draw:text-style-name="P1" draw:layer="layout" svg:x1="2.752cm" svg:y1="17.3cm" svg:x2="3.877cm" svg:y2="17.3cm">
          <text:p/>
        </draw:line>
        <draw:rect draw:style-name="gr5" draw:text-style-name="P1" draw:layer="layout" svg:width="9cm" svg:height="2.6cm" svg:x="4.1cm" svg:y="19.746cm">
          <text:p text:style-name="P1">cwmp_root_cause_event_<text:line-break/>connection_request</text:p>
        </draw:rect>
        <draw:custom-shape draw:style-name="gr7" draw:text-style-name="P1" draw:layer="layout" svg:width="0.375cm" svg:height="1.04cm" svg:x="8.825cm" svg:y="18.5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1" draw:layer="layout" svg:width="0.75cm" svg:height="0.867cm" svg:x="12.3cm" svg:y="21.346cm">
          <text:p/>
          <draw:enhanced-geometry svg:viewBox="0 0 21600 21600" draw:mirror-horizontal="true" draw:text-areas="0 0 21600 21600"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3" draw:layer="layout" svg:width="3cm" svg:height="1.734cm" svg:x="14.525cm" svg:y="20.246cm">
          <text:p/>
          <draw:enhanced-geometry svg:viewBox="0 0 21600 21600" draw:text-areas="4230 4230 21600 21600" draw:type="flowchart-internal-storage" draw:enhanced-path="M 0 0 L 21600 0 21600 21600 0 21600 Z N M 4230 0 L 4230 21600 N M 0 4230 L 21600 4230 N"/>
        </draw:custom-shape>
        <draw:line draw:style-name="gr2" draw:text-style-name="P1" draw:layer="layout" svg:x1="13.325cm" svg:y1="21.026cm" svg:x2="14.45cm" svg:y2="21.026cm">
          <text:p/>
        </draw:line>
        <draw:line draw:style-name="gr2" draw:text-style-name="P1" draw:layer="layout" svg:x1="2.852cm" svg:y1="21.146cm" svg:x2="3.977cm" svg:y2="21.146cm">
          <text:p/>
        </draw:line>
        <draw:custom-shape draw:style-name="gr6" draw:text-style-name="P3" draw:layer="layout" svg:width="2.5cm" svg:height="2cm" svg:x="0.2cm" svg:y="6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2.5cm" svg:height="2cm" svg:x="0cm" svg:y="9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2.5cm" svg:height="2cm" svg:x="0cm" svg:y="12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2.5cm" svg:height="2cm" svg:x="0.1cm" svg:y="16.4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2.5cm" svg:height="2cm" svg:x="0.2cm" svg:y="20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6cm" svg:height="1.733cm" svg:x="14.6cm" svg:y="9.1cm">
          <text:p text:style-name="P1">cwmp.</text:p>
          <text:p text:style-name="P1">event_container</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6cm" svg:height="1.733cm" svg:x="14.5cm" svg:y="12.968cm">
          <text:p text:style-name="P1">cwmp.</text:p>
          <text:p text:style-name="P1">event_container</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6cm" svg:height="1.733cm" svg:x="14.7cm" svg:y="16.969cm">
          <text:p text:style-name="P1">cwmp.</text:p>
          <text:p text:style-name="P1">event_container</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draw:layer="layout" svg:width="6cm" svg:height="1.733cm" svg:x="14.7cm" svg:y="20.87cm">
          <text:p text:style-name="P1">cwmp.</text:p>
          <text:p text:style-name="P1">event_container</text:p>
          <draw:enhanced-geometry svg:viewBox="0 0 21600 21600" draw:text-areas="4230 4230 21600 21600" draw:type="flowchart-internal-storage" draw:enhanced-path="M 0 0 L 21600 0 21600 21600 0 21600 Z N M 4230 0 L 4230 21600 N M 0 4230 L 21600 4230 N"/>
        </draw:custom-shape>
      </draw:page>
      <draw:page draw:name="page4" draw:style-name="dp1" draw:master-page-name="Standard">
        <draw:rect draw:style-name="gr5" draw:text-style-name="P1" draw:layer="layout" svg:width="6.5cm" svg:height="2cm" svg:x="6cm" svg:y="5.7cm">
          <text:p text:style-name="P1">Check the boot flag </text:p>
        </draw:rect>
        <draw:rect draw:style-name="gr5" draw:text-style-name="P1" draw:layer="layout" svg:width="7.5cm" svg:height="2cm" svg:x="6cm" svg:y="10.1cm">
          <text:p text:style-name="P1">cwmp_add_inform_event</text:p>
        </draw:rect>
        <draw:ellipse draw:style-name="gr1" draw:text-style-name="P1" draw:layer="layout" svg:width="10.499cm" svg:height="2.499cm" draw:transform="rotate (0.0136135681655532) translate (3.88cm 1.275cm)">
          <text:p text:style-name="P1">Call</text:p>
          <text:p text:style-name="P1">cwmp_root_cause_event_boot</text:p>
        </draw:ellipse>
        <draw:custom-shape draw:style-name="gr7" draw:text-style-name="P1" draw:layer="layout" svg:width="1.5cm" svg:height="1cm" svg:x="8.5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cm" svg:height="2cm" svg:x="8.8cm" svg:y="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layer="layout" svg:width="6cm" svg:height="1.75cm" svg:x="9.5cm" svg:y="8.45cm">
          <draw:text-box>
            <text:p>env-&gt;boot=1</text:p>
          </draw:text-box>
        </draw:frame>
        <draw:frame draw:style-name="gr18" draw:layer="layout" svg:width="6cm" svg:height="1.75cm" svg:x="12.5cm" svg:y="5.7cm">
          <draw:text-box>
            <text:p>env-&gt;boot=0</text:p>
          </draw:text-box>
        </draw:frame>
        <draw:line draw:style-name="gr2" draw:text-style-name="P1" draw:layer="layout" svg:x1="3cm" svg:y1="10.2cm" svg:x2="6cm" svg:y2="10.2cm">
          <text:p/>
        </draw:line>
        <draw:line draw:style-name="gr2" draw:text-style-name="P1" draw:layer="layout" svg:x1="3cm" svg:y1="12cm" svg:x2="6cm" svg:y2="12cm">
          <text:p/>
        </draw:line>
        <draw:frame draw:style-name="gr18" draw:layer="layout" svg:width="6cm" svg:height="1.75cm" svg:x="0.7cm" svg:y="10.95cm">
          <draw:text-box>
            <text:p>CommandKey= ""</text:p>
          </draw:text-box>
        </draw:frame>
        <draw:frame draw:style-name="gr18" draw:layer="layout" svg:width="6cm" svg:height="1.75cm" svg:x="0.8cm" svg:y="9.45cm">
          <draw:text-box>
            <text:p>Event= "1 BOOT"</text:p>
          </draw:text-box>
        </draw:frame>
        <draw:rect draw:style-name="gr5" draw:text-style-name="P1" draw:layer="layout" svg:width="4cm" svg:height="1.733cm" svg:x="16.5cm" svg:y="5.967cm">
          <text:p text:style-name="P1">Return OK</text:p>
        </draw:rect>
        <draw:custom-shape draw:style-name="gr7" draw:text-style-name="P1" draw:layer="layout" svg:width="3.2cm" svg:height="0.7cm" svg:x="12.8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5cm" svg:height="1cm" svg:x="8.8cm" svg:y="12.4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 draw:text-style-name="P7" draw:layer="layout" svg:width="4cm" svg:height="1.733cm" svg:x="7.5cm" svg:y="13.5cm">
          <text:p text:style-name="P1"><text:span text:style-name="T3">Return OK</text:span></text:p>
        </draw:rect>
        <draw:frame draw:style-name="gr19" draw:text-style-name="P5" draw:layer="layout" svg:width="21.393cm" svg:height="3.852cm" svg:x="0.107cm" svg:y="16.477cm">
          <draw:text-box>
            <text:p text:style-name="P5"><text:span text:style-name="T3">1:for the boot requested from the acs require the add of M reboot</text:span></text:p>
            <text:p text:style-name="P5"><text:span text:style-name="T3">The M reboot should be added by the reboot rpc in the bkp session file</text:span></text:p>
          </draw:text-box>
        </draw:frame>
      </draw:page>
      <draw:page draw:name="page5" draw:style-name="dp1" draw:master-page-name="Standard">
        <draw:rect draw:style-name="gr5" draw:text-style-name="P7" draw:layer="layout" svg:width="9cm" svg:height="2cm" svg:x="5cm" svg:y="5.7cm">
          <text:p text:style-name="P1"><text:span text:style-name="T3">Check the bkp_acs_url</text:span><text:span text:style-name="T3"><text:line-break/></text:span><text:span text:style-name="T3">and acs_url from cwmp.env</text:span></text:p>
        </draw:rect>
        <draw:rect draw:style-name="gr5" draw:text-style-name="P7" draw:layer="layout" svg:width="7.5cm" svg:height="2cm" svg:x="6cm" svg:y="10.1cm">
          <text:p text:style-name="P1"><text:span text:style-name="T3">cwmp_add_inform_event</text:span></text:p>
        </draw:rect>
        <draw:ellipse draw:style-name="gr1" draw:text-style-name="P7" draw:layer="layout" svg:width="12.499cm" svg:height="2.499cm" draw:transform="rotate (0.0136135681655532) translate (2.983cm 1.287cm)">
          <text:p text:style-name="P1"><text:span text:style-name="T3">Call</text:span></text:p>
          <text:p text:style-name="P1"><text:span text:style-name="T3">cwmp_root_cause_event_bootstrap</text:span></text:p>
        </draw:ellipse>
        <draw:custom-shape draw:style-name="gr7" draw:text-style-name="P1" draw:layer="layout" svg:width="1.5cm" svg:height="1cm" svg:x="8.5cm" svg:y="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cm" svg:height="2cm" svg:x="8.8cm" svg:y="7.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1" draw:layer="layout" svg:width="1.5cm" svg:height="1cm" svg:x="8.8cm" svg:y="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5" draw:text-style-name="P7" draw:layer="layout" svg:width="4cm" svg:height="1.733cm" svg:x="7.7cm" svg:y="21.15cm">
          <text:p text:style-name="P1"><text:span text:style-name="T3">Return OK</text:span></text:p>
        </draw:rect>
        <draw:frame draw:style-name="gr20" draw:text-style-name="P8" draw:layer="layout" svg:width="3.5cm" svg:height="1.05cm" svg:x="9.5cm" svg:y="8.45cm">
          <draw:text-box>
            <text:p><text:span text:style-name="T3">different</text:span></text:p>
          </draw:text-box>
        </draw:frame>
        <draw:frame draw:style-name="gr20" draw:text-style-name="P8" draw:layer="layout" svg:width="2.5cm" svg:height="1.05cm" svg:x="14.4cm" svg:y="5.15cm">
          <draw:text-box>
            <text:p><text:span text:style-name="T3">same</text:span></text:p>
          </draw:text-box>
        </draw:frame>
        <draw:line draw:style-name="gr2" draw:text-style-name="P1" draw:layer="layout" svg:x1="3cm" svg:y1="10.2cm" svg:x2="6cm" svg:y2="10.2cm">
          <text:p/>
        </draw:line>
        <draw:line draw:style-name="gr2" draw:text-style-name="P1" draw:layer="layout" svg:x1="3cm" svg:y1="12cm" svg:x2="6cm" svg:y2="12cm">
          <text:p/>
        </draw:line>
        <draw:frame draw:style-name="gr18" draw:text-style-name="P8" draw:layer="layout" svg:width="6cm" svg:height="1.75cm" svg:x="0.7cm" svg:y="10.95cm">
          <draw:text-box>
            <text:p><text:span text:style-name="T3">CommandKey= ""</text:span></text:p>
          </draw:text-box>
        </draw:frame>
        <draw:frame draw:style-name="gr21" draw:text-style-name="P8" draw:layer="layout" svg:width="7.8cm" svg:height="1.1cm" svg:x="-1.5cm" svg:y="9.4cm">
          <draw:text-box>
            <text:p><text:span text:style-name="T3">Event= "0 BOOTSTRAP"</text:span></text:p>
          </draw:text-box>
        </draw:frame>
        <draw:rect draw:style-name="gr5" draw:text-style-name="P7" draw:layer="layout" svg:width="4cm" svg:height="1.733cm" svg:x="17.3cm" svg:y="5.9cm">
          <text:p text:style-name="P1"><text:span text:style-name="T3">Return OK</text:span></text:p>
        </draw:rect>
        <draw:custom-shape draw:style-name="gr7" draw:text-style-name="P1" draw:layer="layout" svg:width="2.7cm" svg:height="0.7cm" svg:x="14.3cm" svg:y="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xml:id="id9" draw:id="id9" draw:layer="layout" svg:width="7.5cm" svg:height="2cm" svg:x="6.2cm" svg:y="14.05cm">
          <text:p text:style-name="P1"><text:span text:style-name="T3">cwmp_add_inform_event</text:span></text:p>
        </draw:rect>
        <draw:line draw:style-name="gr2" draw:text-style-name="P1" draw:layer="layout" svg:x1="3.2cm" svg:y1="14.25cm" svg:x2="6.2cm" svg:y2="14.25cm">
          <text:p/>
        </draw:line>
        <draw:line draw:style-name="gr2" draw:text-style-name="P1" draw:layer="layout" svg:x1="3.2cm" svg:y1="16.05cm" svg:x2="6.2cm" svg:y2="16.05cm">
          <text:p/>
        </draw:line>
        <draw:custom-shape draw:style-name="gr7" draw:text-style-name="P1" draw:layer="layout" svg:width="1.5cm" svg:height="1cm" svg:x="9.2cm" svg:y="19.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8" draw:layer="layout" svg:width="6cm" svg:height="1.75cm" svg:x="1cm" svg:y="15cm">
          <draw:text-box>
            <text:p><text:span text:style-name="T3">CommandKey= ""</text:span></text:p>
          </draw:text-box>
        </draw:frame>
        <draw:frame draw:style-name="gr18" draw:text-style-name="P8" draw:layer="layout" svg:width="7.8cm" svg:height="1.75cm" svg:x="0cm" svg:y="13.25cm">
          <draw:text-box>
            <text:p><text:span text:style-name="T3">Event= "4 VALUE CHANGE"</text:span></text:p>
          </draw:text-box>
        </draw:frame>
        <draw:rect draw:style-name="gr5" draw:text-style-name="P7" xml:id="id10" draw:id="id10" draw:layer="layout" svg:width="8.3cm" svg:height="2cm" svg:x="6.2cm" svg:y="17.5cm">
          <text:p text:style-name="P1"><text:span text:style-name="T3">cwmp_add_inform_parameter</text:span></text:p>
        </draw:rect>
        <draw:connector draw:style-name="gr2" draw:text-style-name="P1" draw:layer="layout" svg:x1="13.7cm" svg:y1="15.05cm" svg:x2="6.2cm" svg:y2="18.5cm" draw:start-shape="id9" draw:start-glue-point="1" draw:end-shape="id10" draw:end-glue-point="3" svg:d="m13700 15050h501v1725h-8571v1725h570">
          <text:p/>
        </draw:connector>
        <draw:frame draw:style-name="gr21" draw:text-style-name="P8" draw:layer="layout" svg:width="2.8cm" svg:height="1.1cm" svg:x="3.5cm" svg:y="17.9cm">
          <draw:text-box>
            <text:p><text:span text:style-name="T3">event</text:span></text:p>
          </draw:text-box>
        </draw:frame>
        <draw:custom-shape draw:style-name="gr10" draw:text-style-name="P1" draw:layer="layout" svg:width="6.5cm" svg:height="4cm" svg:x="0cm" svg:y="20.5cm">
          <text:p text:style-name="P1">The parameter to add <text:line-break/>should be bind to the<text:line-break/> parameter list of the<text:line-break/> created event </text:p>
          <draw:enhanced-geometry svg:viewBox="0 0 21600 21600" draw:text-areas="800 800 20800 20800" draw:type="round-rectangular-callout" draw:modifiers="23786.248269497 -4799.400149962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7" draw:layer="layout" svg:width="20cm" svg:height="2.5cm" svg:x="0.5cm" svg:y="26.401cm">
          <draw:text-box>
            <text:p text:style-name="P1"><text:span text:style-name="T3">The save of event in the bckp_session_file should be done in the cwmp_add_inform_event. And to save the related parameter list, it should be done in the <text:s/>cwmp_add_inform_parameter</text:span></text:p>
          </draw:text-box>
        </draw:frame>
      </draw:page>
      <draw:page draw:name="page6" draw:style-name="dp1" draw:master-page-name="Standard">
        <draw:custom-shape draw:style-name="gr6" draw:text-style-name="P3" xml:id="id12" draw:id="id12" draw:layer="layout" svg:width="2.5cm" svg:height="2cm" svg:x="10.1cm" svg:y="1.5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23" draw:text-style-name="P3" xml:id="id13" draw:id="id13" draw:layer="layout" svg:width="2.5cm" svg:height="2cm" svg:x="13.1cm" svg:y="3.5cm">
          <text:p text:style-name="P1">Session<text:line-break/>(1)</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11" draw:id="id11" draw:layer="layout" svg:width="2.5cm" svg:height="2cm" svg:x="17.6cm" svg:y="3.5cm">
          <text:p text:style-name="P1">Session<text:line-break/>(2)</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5.774cm" svg:y1="5.252cm" svg:x2="17.6cm" svg:y2="4.5cm" draw:end-shape="id11" svg:d="m15774 5252h663v-752h1163">
          <text:p/>
        </draw:connector>
        <draw:connector draw:style-name="gr2" draw:text-style-name="P1" draw:layer="layout" svg:x1="11.35cm" svg:y1="3.5cm" svg:x2="13.1cm" svg:y2="4.5cm" draw:start-shape="id12" draw:start-glue-point="2" draw:end-shape="id13" draw:end-glue-point="3" svg:d="m11350 3500v1000h1750">
          <text:p/>
        </draw:connector>
        <draw:custom-shape draw:style-name="gr6" draw:text-style-name="P3" xml:id="id14" draw:id="id14" draw:layer="layout" svg:width="3cm" svg:height="2cm" svg:x="15.6cm" svg:y="6cm">
          <text:p text:style-name="P1">rpc_acs</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15" draw:id="id15" draw:layer="layout" svg:width="3cm" svg:height="2cm" svg:x="20cm" svg:y="6cm">
          <text:p text:style-name="P1">rpc_acs</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4.35cm" svg:y1="5.5cm" svg:x2="15.6cm" svg:y2="7cm" draw:start-shape="id13" draw:start-glue-point="2" draw:end-shape="id14" svg:d="m14350 5500v1500h1250">
          <text:p/>
        </draw:connector>
        <draw:connector draw:style-name="gr2" draw:text-style-name="P1" draw:layer="layout" svg:x1="18.821cm" svg:y1="7.737cm" svg:x2="20cm" svg:y2="7cm" draw:end-shape="id15" draw:end-glue-point="3" svg:d="m18821 7737h339v-737h840">
          <text:p/>
        </draw:connector>
        <draw:custom-shape draw:style-name="gr6" draw:text-style-name="P3" xml:id="id16" draw:id="id16" draw:layer="layout" svg:width="3cm" svg:height="2cm" svg:x="15.6cm" svg:y="12cm">
          <text:p text:style-name="P1">rpc_cpe</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17" draw:id="id17" draw:layer="layout" svg:width="3cm" svg:height="2cm" svg:x="20.1cm" svg:y="12cm">
          <text:p text:style-name="P1">rpc_cpe</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4.35cm" svg:y1="5.5cm" svg:x2="15.6cm" svg:y2="13cm" draw:start-shape="id13" draw:end-shape="id16" draw:end-glue-point="3" svg:d="m14350 5500v7500h1250">
          <text:p/>
        </draw:connector>
        <draw:connector draw:style-name="gr2" draw:text-style-name="P1" draw:layer="layout" svg:x1="18.821cm" svg:y1="13.911cm" svg:x2="20.1cm" svg:y2="13cm" draw:end-shape="id17" draw:end-glue-point="3" svg:d="m18821 13911h389v-911h890">
          <text:p/>
        </draw:connector>
        <draw:custom-shape draw:style-name="gr6" draw:text-style-name="P3" xml:id="id18" draw:id="id18" draw:layer="layout" svg:width="3cm" svg:height="2cm" svg:x="18.1cm" svg:y="9cm">
          <text:p text:style-name="P1">Inform</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7.1cm" svg:y1="8cm" svg:x2="18.1cm" svg:y2="10cm" draw:start-shape="id14" draw:start-glue-point="2" draw:end-shape="id18" svg:d="m17100 8000v2000h1000">
          <text:p/>
        </draw:connector>
        <draw:custom-shape draw:style-name="gr6" draw:text-style-name="P3" xml:id="id19" draw:id="id19" draw:layer="layout" svg:width="3cm" svg:height="2cm" svg:x="23.1cm" svg:y="9cm">
          <text:p text:style-name="P1">Transfer<text:line-break/>complete</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21.5cm" svg:y1="8cm" svg:x2="23.1cm" svg:y2="10cm" draw:start-shape="id15" draw:end-shape="id19" draw:end-glue-point="3" svg:d="m21500 8000v2000h1600">
          <text:p/>
        </draw:connector>
        <draw:rect draw:style-name="gr5" draw:text-style-name="P1" draw:layer="layout" svg:width="7.5cm" svg:height="2.567cm" svg:x="2cm" svg:y="2.933cm">
          <text:p text:style-name="P1">cwmp_root_cause_events</text:p>
        </draw:rect>
        <draw:custom-shape draw:style-name="gr8" draw:text-style-name="P1" draw:layer="layout" svg:width="0.75cm" svg:height="0.867cm" svg:x="8.75cm" svg:y="4.633cm">
          <text:p/>
          <draw:enhanced-geometry svg:viewBox="0 0 21600 21600" draw:mirror-horizontal="true" draw:text-areas="0 0 21600 21600"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3" draw:layer="layout" svg:width="2.5cm" svg:height="2cm" svg:x="-2cm" svg:y="1.5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 draw:layer="layout" svg:width="1.5cm" svg:height="1cm" svg:x="0.2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cm" svg:height="1cm" svg:x="10cm" svg:y="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3.5cm" svg:height="1.5cm" svg:x="10.5cm" svg:y="6cm">
          <text:p text:style-name="P1">List queue</text:p>
          <draw:enhanced-geometry svg:viewBox="0 0 21600 21600" draw:text-areas="800 800 20800 20800" draw:type="round-rectangular-callout" draw:modifiers="10901.7994858612 -20002.66489007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 draw:layer="layout" svg:width="1.5cm" svg:height="0.963cm" svg:x="15.9cm" svg:y="3.7cm">
          <draw:text-box>
            <text:p>list</text:p>
          </draw:text-box>
        </draw:frame>
        <draw:frame draw:style-name="gr11" draw:layer="layout" svg:width="1.5cm" svg:height="0.963cm" svg:x="18.5cm" svg:y="6.037cm">
          <draw:text-box>
            <text:p>list</text:p>
          </draw:text-box>
        </draw:frame>
        <draw:frame draw:style-name="gr11" draw:layer="layout" svg:width="1.5cm" svg:height="0.963cm" svg:x="18.5cm" svg:y="12.037cm">
          <draw:text-box>
            <text:p>list</text:p>
          </draw:text-box>
        </draw:frame>
        <draw:ellipse draw:style-name="gr1" draw:text-style-name="P1" draw:layer="layout" svg:width="10.5cm" svg:height="2.233cm" draw:transform="rotate (1.55561196230225) translate (-3.546cm 24.849cm)">
          <text:p text:style-name="P1">Call</text:p>
          <text:p text:style-name="P1">cwmp_<text:span text:style-name="T1">schedule</text:span>_sessions</text:p>
        </draw:ellipse>
        <draw:custom-shape draw:style-name="gr7" draw:text-style-name="P1" draw:layer="layout" svg:width="1.5cm" svg:height="1cm" svg:x="-1cm" svg:y="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9" draw:layer="layout" svg:width="2cm" svg:height="1cm" svg:x="11cm" svg:y="3.5cm">
          <text:p text:style-name="P1"><text:span text:style-name="T4">Q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0" draw:layer="layout" svg:width="2cm" svg:height="1.2cm" svg:x="11cm" svg:y="14.9cm">
          <text:p text:style-name="P1"><text:span text:style-name="T5">QM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5" draw:text-style-name="P1" draw:layer="layout" svg:x1="12cm" svg:y1="4.5cm" svg:x2="12cm" svg:y2="15cm">
          <text:p/>
        </draw:line>
        <draw:rect draw:style-name="gr5" draw:text-style-name="P1" draw:layer="layout" svg:width="5.5cm" svg:height="2.567cm" svg:x="9.2cm" svg:y="18.633cm">
          <text:p text:style-name="P1">Check ability to<text:line-break/>process session</text:p>
        </draw:rect>
        <draw:line draw:style-name="gr26" draw:text-style-name="P1" draw:layer="layout" svg:x1="10.5cm" svg:y1="18.5cm" svg:x2="12.5cm" svg:y2="16.5cm">
          <text:p/>
        </draw:line>
        <draw:line draw:style-name="gr2" draw:text-style-name="P1" draw:layer="layout" svg:x1="12.5cm" svg:y1="16.5cm" svg:x2="13.5cm" svg:y2="18.5cm">
          <text:p/>
        </draw:line>
        <draw:custom-shape draw:style-name="gr8" draw:text-style-name="P1" draw:layer="layout" svg:width="0.75cm" svg:height="0.867cm" svg:x="8.75cm" svg:y="4.634cm">
          <text:p/>
          <draw:enhanced-geometry svg:viewBox="0 0 21600 21600" draw:mirror-horizontal="true" draw:text-areas="0 0 21600 21600"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5" draw:text-style-name="P1" draw:layer="layout" svg:width="5.5cm" svg:height="2.567cm" svg:x="1cm" svg:y="18.5cm">
          <text:p text:style-name="P1">For each session<text:line-break/>in the queue</text:p>
        </draw:rect>
        <draw:custom-shape draw:style-name="gr7" draw:text-style-name="P1" draw:layer="layout" svg:width="1.5cm" svg:height="1cm" svg:x="7cm" svg:y="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0.75cm" svg:height="0.867cm" svg:x="-2.5cm" svg:y="14.633cm">
          <text:p/>
          <draw:enhanced-geometry svg:viewBox="0 0 21600 21600" draw:mirror-horizontal="true" draw:text-areas="0 0 21600 21600" draw:type="circular-arrow" draw:modifiers="180 118.487434154669 6773.3259047706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 draw:layer="layout" svg:width="1.5cm" svg:height="1cm" svg:x="15cm" svg:y="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5.5cm" svg:height="2.567cm" svg:x="17cm" svg:y="18.633cm">
          <text:p text:style-name="P1">Move session (i)<text:line-break/>in session_send</text:p>
        </draw:rect>
        <draw:custom-shape draw:style-name="gr24" draw:text-style-name="P9" draw:layer="layout" svg:width="2cm" svg:height="1cm" svg:x="14.9cm" svg:y="18.4cm">
          <text:p text:style-name="P1"><text:span text:style-name="T4">Q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0" draw:layer="layout" svg:width="2cm" svg:height="1.2cm" svg:x="17.5cm" svg:y="21.4cm">
          <text:p text:style-name="P1"><text:span text:style-name="T5">QM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9" draw:layer="layout" svg:width="2cm" svg:height="1cm" svg:x="20.4cm" svg:y="21.5cm">
          <text:p text:style-name="P1"><text:span text:style-name="T4">S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7" draw:text-style-name="P1" draw:layer="layout" svg:width="1cm" svg:height="1.5cm" svg:x="19.5cm" svg:y="2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3" xml:id="id20" draw:id="id20" draw:layer="layout" svg:width="2.5cm" svg:height="2cm" svg:x="18.9cm" svg:y="23.5cm">
          <text:p text:style-name="P1">cwmp</text:p>
          <draw:enhanced-geometry svg:viewBox="0 0 21600 21600" draw:text-areas="4230 4230 21600 21600" draw:type="flowchart-internal-storage" draw:enhanced-path="M 0 0 L 21600 0 21600 21600 0 21600 Z N M 4230 0 L 4230 21600 N M 0 4230 L 21600 4230 N"/>
        </draw:custom-shape>
        <draw:custom-shape draw:style-name="gr23" draw:text-style-name="P3" xml:id="id21" draw:id="id21" draw:layer="layout" svg:width="2.5cm" svg:height="2cm" svg:x="21.9cm" svg:y="25.5cm">
          <text:p text:style-name="P1">Session<text:line-break/>(1)</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28" draw:id="id28" draw:layer="layout" svg:width="2.5cm" svg:height="2cm" svg:x="24cm" svg:y="23cm">
          <text:p text:style-name="P1">Session<text:line-break/>(2)</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20.15cm" svg:y1="25.5cm" svg:x2="21.9cm" svg:y2="26.5cm" draw:start-shape="id20" draw:start-glue-point="2" draw:end-shape="id21" draw:end-glue-point="3" svg:d="m20150 25500v1000h1750">
          <text:p/>
        </draw:connector>
        <draw:custom-shape draw:style-name="gr6" draw:text-style-name="P3" xml:id="id22" draw:id="id22" draw:layer="layout" svg:width="3cm" svg:height="2cm" svg:x="24.4cm" svg:y="28cm">
          <text:p text:style-name="P1">rpc_acs</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23" draw:id="id23" draw:layer="layout" svg:width="3cm" svg:height="2cm" svg:x="28.8cm" svg:y="28cm">
          <text:p text:style-name="P1">rpc_acs</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23.15cm" svg:y1="27.5cm" svg:x2="24.4cm" svg:y2="29cm" draw:start-shape="id21" draw:start-glue-point="2" draw:end-shape="id22" svg:d="m23150 27500v1500h1250">
          <text:p/>
        </draw:connector>
        <draw:connector draw:style-name="gr2" draw:text-style-name="P1" draw:layer="layout" svg:x1="27.621cm" svg:y1="29.737cm" svg:x2="28.8cm" svg:y2="29cm" draw:end-shape="id23" draw:end-glue-point="3" svg:d="m27621 29737h339v-737h840">
          <text:p/>
        </draw:connector>
        <draw:custom-shape draw:style-name="gr6" draw:text-style-name="P3" xml:id="id24" draw:id="id24" draw:layer="layout" svg:width="3cm" svg:height="2cm" svg:x="24.4cm" svg:y="34cm">
          <text:p text:style-name="P1">rpc_cpe</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25" draw:id="id25" draw:layer="layout" svg:width="3cm" svg:height="2cm" svg:x="28.9cm" svg:y="34cm">
          <text:p text:style-name="P1">rpc_cpe</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23.15cm" svg:y1="27.5cm" svg:x2="24.4cm" svg:y2="35cm" draw:start-shape="id21" draw:end-shape="id24" draw:end-glue-point="3" svg:d="m23150 27500v7500h1250">
          <text:p/>
        </draw:connector>
        <draw:connector draw:style-name="gr2" draw:text-style-name="P1" draw:layer="layout" svg:x1="27.621cm" svg:y1="35.911cm" svg:x2="28.9cm" svg:y2="35cm" draw:end-shape="id25" draw:end-glue-point="3" svg:d="m27621 35911h389v-911h890">
          <text:p/>
        </draw:connector>
        <draw:custom-shape draw:style-name="gr6" draw:text-style-name="P3" xml:id="id26" draw:id="id26" draw:layer="layout" svg:width="3cm" svg:height="2cm" svg:x="26.9cm" svg:y="31cm">
          <text:p text:style-name="P1">Inform</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25.9cm" svg:y1="30cm" svg:x2="26.9cm" svg:y2="32cm" draw:start-shape="id22" draw:start-glue-point="2" draw:end-shape="id26" svg:d="m25900 30000v2000h1000">
          <text:p/>
        </draw:connector>
        <draw:custom-shape draw:style-name="gr6" draw:text-style-name="P3" xml:id="id27" draw:id="id27" draw:layer="layout" svg:width="3cm" svg:height="2cm" svg:x="31.9cm" svg:y="31cm">
          <text:p text:style-name="P1">Transfer<text:line-break/>complete</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30.3cm" svg:y1="30cm" svg:x2="31.9cm" svg:y2="32cm" draw:start-shape="id23" draw:end-shape="id27" draw:end-glue-point="3" svg:d="m30300 30000v2000h1600">
          <text:p/>
        </draw:connector>
        <draw:custom-shape draw:style-name="gr10" draw:text-style-name="P1" draw:layer="layout" svg:width="3.8cm" svg:height="1.5cm" svg:x="19cm" svg:y="28cm">
          <text:p text:style-name="P1">session_send</text:p>
          <draw:enhanced-geometry svg:viewBox="0 0 21600 21600" draw:text-areas="800 800 20800 20800" draw:type="round-rectangular-callout" draw:modifiers="11740.4893449092 -20002.66489007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 draw:layer="layout" svg:width="1.5cm" svg:height="0.963cm" svg:x="27.3cm" svg:y="28.037cm">
          <draw:text-box>
            <text:p>list</text:p>
          </draw:text-box>
        </draw:frame>
        <draw:frame draw:style-name="gr11" draw:layer="layout" svg:width="1.5cm" svg:height="0.963cm" svg:x="27.3cm" svg:y="34.037cm">
          <draw:text-box>
            <text:p>list</text:p>
          </draw:text-box>
        </draw:frame>
        <draw:custom-shape draw:style-name="gr24" draw:text-style-name="P9" draw:layer="layout" svg:width="2cm" svg:height="1cm" svg:x="19.8cm" svg:y="25.5cm">
          <text:p text:style-name="P1"><text:span text:style-name="T4">S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2" draw:text-style-name="P1" draw:layer="layout" svg:x1="21.4cm" svg:y1="24.5cm" svg:x2="24cm" svg:y2="24cm" draw:start-shape="id20" draw:start-glue-point="1" draw:end-shape="id28" draw:end-glue-point="3" svg:d="m21400 24500h1301v-500h1299">
          <text:p/>
        </draw:connector>
        <draw:custom-shape draw:style-name="gr10" draw:text-style-name="P1" draw:layer="layout" svg:width="3.8cm" svg:height="1.5cm" svg:x="22.7cm" svg:y="21cm">
          <text:p text:style-name="P1">List queue</text:p>
          <draw:enhanced-geometry svg:viewBox="0 0 21600 21600" draw:text-areas="800 800 20800 20800" draw:type="round-rectangular-callout" draw:modifiers="2909.5501183899 45085.14323784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0" draw:layer="layout" svg:width="2cm" svg:height="1.2cm" svg:x="21.4cm" svg:y="23cm">
          <text:p text:style-name="P1"><text:span text:style-name="T5">QM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rect draw:style-name="gr5" draw:text-style-name="P1" draw:layer="layout" svg:width="6cm" svg:height="2.567cm" svg:x="30cm" svg:y="22cm">
          <text:p text:style-name="P1">cwmp_schedule_rpc</text:p>
        </draw:rect>
        <draw:custom-shape draw:style-name="gr7" draw:text-style-name="P1" draw:layer="layout" svg:width="1.5cm" svg:height="1cm" svg:x="28cm" svg:y="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0" draw:layer="layout" svg:width="2cm" svg:height="1.2cm" svg:x="1.5cm" svg:y="29.8cm">
          <text:p text:style-name="P1"><text:span text:style-name="T5">QM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9" draw:layer="layout" svg:width="2cm" svg:height="1cm" svg:x="1.5cm" svg:y="28.5cm">
          <text:p text:style-name="P1"><text:span text:style-name="T4">Q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9" draw:layer="layout" svg:width="2cm" svg:height="1cm" svg:x="1.5cm" svg:y="31.3cm">
          <text:p text:style-name="P1"><text:span text:style-name="T4">S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0" draw:layer="layout" svg:width="2cm" svg:height="1.2cm" svg:x="1.5cm" svg:y="32.6cm">
          <text:p text:style-name="P1"><text:span text:style-name="T5">SM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1" draw:layer="layout" svg:width="8.7cm" svg:height="0.963cm" svg:x="3.8cm" svg:y="28.637cm">
          <draw:text-box>
            <text:p>Queue session mutex lock</text:p>
          </draw:text-box>
        </draw:frame>
        <draw:frame draw:style-name="gr11" draw:layer="layout" svg:width="8.7cm" svg:height="0.963cm" svg:x="3.8cm" svg:y="29.938cm">
          <draw:text-box>
            <text:p>Queue session mutex unlock</text:p>
          </draw:text-box>
        </draw:frame>
        <draw:frame draw:style-name="gr11" draw:layer="layout" svg:width="8.7cm" svg:height="0.963cm" svg:x="3.8cm" svg:y="31.338cm">
          <draw:text-box>
            <text:p>send_session mutex lock</text:p>
          </draw:text-box>
        </draw:frame>
        <draw:frame draw:style-name="gr11" draw:layer="layout" svg:width="8.7cm" svg:height="0.963cm" svg:x="3.8cm" svg:y="32.839cm">
          <draw:text-box>
            <text:p>send_session mutex unlock</text:p>
          </draw:text-box>
        </draw:frame>
        <draw:line draw:style-name="gr27" draw:text-style-name="P1" draw:layer="layout" svg:x1="11cm" svg:y1="15.5cm" svg:x2="-1.5cm" svg:y2="15.5cm">
          <text:p/>
        </draw:line>
        <draw:line draw:style-name="gr26" draw:text-style-name="P1" draw:layer="layout" svg:x1="6.5cm" svg:y1="5.5cm" svg:x2="6.5cm" svg:y2="15.5cm">
          <text:p/>
        </draw:line>
        <draw:frame draw:style-name="gr18" draw:layer="layout" svg:width="6cm" svg:height="1.75cm" draw:transform="rotate (1.57760311087738) translate (5.25cm 14.512cm)">
          <draw:text-box>
            <text:p><text:span text:style-name="T6">Thread Wake-up</text:span></text:p>
          </draw:text-box>
        </draw:frame>
        <draw:rect draw:style-name="gr5" draw:text-style-name="P1" draw:layer="layout" svg:width="6cm" svg:height="2.567cm" svg:x="1cm" svg:y="23cm">
          <text:p><text:span text:style-name="T6">Thread Sleep</text:span></text:p>
        </draw:rect>
        <draw:custom-shape draw:style-name="gr7" draw:text-style-name="P1" draw:layer="layout" svg:width="1.5cm" svg:height="1cm" draw:transform="rotate (1.5697491292434) translate (32.5cm 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7cm" svg:height="0.963cm" svg:x="4.4cm" svg:y="21.537cm">
          <draw:text-box>
            <text:p>No more session </text:p>
          </draw:text-box>
        </draw:frame>
        <draw:rect draw:style-name="gr5" draw:text-style-name="P1" draw:layer="layout" svg:width="7cm" svg:height="2.567cm" svg:x="29.5cm" svg:y="17.334cm">
          <text:p text:style-name="P1"><text:span text:style-name="T6">call all functions in the</text:span></text:p>
          <text:p text:style-name="P1"><text:span text:style-name="T7">session_end_func</text:span><text:span text:style-name="T6"> list</text:span></text:p>
        </draw:rect>
        <draw:custom-shape draw:style-name="gr7" draw:text-style-name="P1" draw:layer="layout" svg:width="1cm" svg:height="1.5cm" svg:x="3.4cm" svg:y="2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7cm" svg:height="2.5cm" svg:x="9cm" svg:y="24cm">
          <text:p text:style-name="P1">Check if mutex unlocked<text:line-break/>and check the retry_date</text:p>
          <draw:enhanced-geometry svg:viewBox="0 0 21600 21600" draw:text-areas="800 800 20800 20800" draw:type="round-rectangular-callout" draw:modifiers="11103.8994429367 -23379.12834866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7" draw:style-name="dp1" draw:master-page-name="Standard">
        <draw:rect draw:style-name="gr28" draw:text-style-name="P1" xml:id="id36" draw:id="id36" draw:layer="layout" svg:width="6.5cm" svg:height="4.5cm" svg:x="20.156cm" svg:y="-9cm">
          <text:p/>
        </draw:rect>
        <draw:rect draw:style-name="gr28" draw:text-style-name="P1" draw:layer="layout" svg:width="6.4cm" svg:height="11cm" svg:x="20.256cm" svg:y="-4cm">
          <text:p/>
        </draw:rect>
        <draw:ellipse draw:style-name="gr1" draw:text-style-name="P1" draw:layer="layout" svg:width="10.5cm" svg:height="2.233cm" draw:transform="rotate (1.55561196230225) translate (-3.545cm 13.25cm)">
          <text:p text:style-name="P1">Call</text:p>
          <text:p text:style-name="P1">cwmp_<text:span text:style-name="T1">scheduler</text:span>_rpc</text:p>
        </draw:ellipse>
        <draw:custom-shape draw:style-name="gr7" draw:text-style-name="P1" draw:layer="layout" svg:width="1.5cm" svg:height="1cm" svg:x="-1.099cm" svg:y="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3" xml:id="id29" draw:id="id29" draw:layer="layout" svg:width="2.5cm" svg:height="2cm" svg:x="0.5cm" svg:y="-8.8cm">
          <text:p text:style-name="P1">Session<text:line-break/>(1)</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30" draw:id="id30" draw:layer="layout" svg:width="3cm" svg:height="2cm" svg:x="3cm" svg:y="-6.3cm">
          <text:p text:style-name="P1">rpc_acs</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3" xml:id="id31" draw:id="id31" draw:layer="layout" svg:width="3cm" svg:height="2cm" svg:x="7.4cm" svg:y="-6.3cm">
          <text:p text:style-name="P1">rpc_acs</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75cm" svg:y1="-6.8cm" svg:x2="3cm" svg:y2="-5.3cm" draw:start-shape="id29" draw:start-glue-point="2" draw:end-shape="id30" svg:d="m1750-6800v1500h1250">
          <text:p/>
        </draw:connector>
        <draw:connector draw:style-name="gr2" draw:text-style-name="P1" draw:layer="layout" svg:x1="6.221cm" svg:y1="-4.563cm" svg:x2="7.4cm" svg:y2="-5.3cm" draw:end-shape="id31" draw:end-glue-point="3" svg:d="m6221-4563h339v-737h840">
          <text:p/>
        </draw:connector>
        <draw:custom-shape draw:style-name="gr6" draw:text-style-name="P3" xml:id="id32" draw:id="id32" draw:layer="layout" svg:width="3cm" svg:height="2cm" svg:x="3cm" svg:y="-0.5cm">
          <text:p text:style-name="P1">rpc_cpe </text:p>
          <text:p text:style-name="P1"><text:span text:style-name="T8">=NULL</text:span></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1.75cm" svg:y1="-6.8cm" svg:x2="3cm" svg:y2="0.5cm" draw:start-shape="id29" draw:end-shape="id32" draw:end-glue-point="3" svg:d="m1750-6800v7300h1250">
          <text:p/>
        </draw:connector>
        <draw:custom-shape draw:style-name="gr6" draw:text-style-name="P3" xml:id="id33" draw:id="id33" draw:layer="layout" svg:width="3cm" svg:height="2cm" svg:x="5.5cm" svg:y="-3.3cm">
          <text:p text:style-name="P1">Inform</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4.5cm" svg:y1="-4.3cm" svg:x2="5.5cm" svg:y2="-2.3cm" draw:start-shape="id30" draw:start-glue-point="2" draw:end-shape="id33" svg:d="m4500-4300v2000h1000">
          <text:p/>
        </draw:connector>
        <draw:custom-shape draw:style-name="gr6" draw:text-style-name="P3" xml:id="id34" draw:id="id34" draw:layer="layout" svg:width="3cm" svg:height="2cm" svg:x="10.5cm" svg:y="-3.3cm">
          <text:p text:style-name="P1">Transfer<text:line-break/>complete</text:p>
          <draw:enhanced-geometry svg:viewBox="0 0 21600 21600" draw:text-areas="4230 4230 21600 21600" draw:type="flowchart-internal-storage" draw:enhanced-path="M 0 0 L 21600 0 21600 21600 0 21600 Z N M 4230 0 L 4230 21600 N M 0 4230 L 21600 4230 N"/>
        </draw:custom-shape>
        <draw:connector draw:style-name="gr2" draw:text-style-name="P1" draw:layer="layout" svg:x1="8.9cm" svg:y1="-4.3cm" svg:x2="10.5cm" svg:y2="-2.3cm" draw:start-shape="id31" draw:end-shape="id34" draw:end-glue-point="3" svg:d="m8900-4300v2000h1600">
          <text:p/>
        </draw:connector>
        <draw:frame draw:style-name="gr11" draw:layer="layout" svg:width="1.5cm" svg:height="0.963cm" svg:x="5.9cm" svg:y="-6.263cm">
          <draw:text-box>
            <text:p>list</text:p>
          </draw:text-box>
        </draw:frame>
        <draw:custom-shape draw:style-name="gr24" draw:text-style-name="P9" draw:layer="layout" svg:width="2cm" svg:height="1cm" svg:x="1.5cm" svg:y="-6.3cm">
          <text:p text:style-name="P1"><text:span text:style-name="T4">RM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0" draw:layer="layout" svg:width="2cm" svg:height="1.2cm" svg:x="1.5cm" svg:y="3.7cm">
          <text:p text:style-name="P1"><text:span text:style-name="T5">RM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5" draw:text-style-name="P1" draw:layer="layout" svg:x1="2.5cm" svg:y1="-5cm" svg:x2="2.5cm" svg:y2="3.5cm">
          <text:p/>
        </draw:line>
        <draw:rect draw:style-name="gr5" draw:text-style-name="P1" xml:id="id38" draw:id="id38" draw:layer="layout" svg:width="4.5cm" svg:height="2.567cm" svg:x="0.5cm" svg:y="6.733cm">
          <text:p text:style-name="P1">Check rpc_acs<text:line-break/>mutex</text:p>
        </draw:rect>
        <draw:line draw:style-name="gr26" draw:text-style-name="P1" draw:layer="layout" svg:x1="1.5cm" svg:y1="6.5cm" svg:x2="2.5cm" svg:y2="5cm">
          <text:p/>
        </draw:line>
        <draw:line draw:style-name="gr2" draw:text-style-name="P1" draw:layer="layout" svg:x1="2.5cm" svg:y1="5cm" svg:x2="3.5cm" svg:y2="6.5cm">
          <text:p/>
        </draw:line>
        <draw:rect draw:style-name="gr5" draw:text-style-name="P1" draw:layer="layout" svg:width="3.5cm" svg:height="2.567cm" svg:x="6.4cm" svg:y="6.633cm">
          <text:p text:style-name="P1">For each<text:line-break/>rpc_acs</text:p>
        </draw:rect>
        <draw:custom-shape draw:style-name="gr7" draw:text-style-name="P1" draw:layer="layout" svg:width="1.101cm" svg:height="1cm" svg:x="5.1cm" svg:y="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5cm" svg:height="2.567cm" svg:x="10.1cm" svg:y="1.5cm">
          <text:p text:style-name="P1">rpc_acs-&gt;method<text:line-break/>_data_init</text:p>
        </draw:rect>
        <draw:rect draw:style-name="gr5" draw:text-style-name="P1" draw:layer="layout" svg:width="5cm" svg:height="2.567cm" svg:x="10.1cm" svg:y="5cm">
          <text:p text:style-name="P1">rpc_acs-&gt;method<text:line-break/>_call</text:p>
        </draw:rect>
        <draw:rect draw:style-name="gr5" draw:text-style-name="P1" draw:layer="layout" svg:width="5cm" svg:height="2.567cm" svg:x="10.1cm" svg:y="8.5cm">
          <text:p text:style-name="P1">rpc_acs-&gt;method<text:line-break/>_response</text:p>
        </draw:rect>
        <draw:rect draw:style-name="gr5" draw:text-style-name="P1" draw:layer="layout" svg:width="5cm" svg:height="2.567cm" svg:x="10.1cm" svg:y="12.067cm">
          <text:p text:style-name="P1">rpc_acs-&gt;method<text:line-break/>_end</text:p>
        </draw:rect>
        <draw:custom-shape draw:style-name="gr7" draw:text-style-name="P1" draw:layer="layout" svg:width="1.1cm" svg:height="1cm" svg:x="14.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9" draw:text-style-name="P1" draw:layer="layout" svg:width="5.8cm" svg:height="2.567cm" svg:x="20.356cm" svg:y="-7.5cm">
          <text:p text:style-name="P1">Send_</text:p>
          <text:p text:style-name="P1">http_empty</text:p>
        </draw:rect>
        <draw:rect draw:style-name="gr5" draw:text-style-name="P1" xml:id="id35" draw:id="id35" draw:layer="layout" svg:width="4.5cm" svg:height="2.567cm" svg:x="20.556cm" svg:y="7.433cm">
          <text:p text:style-name="P1">soap_receive<text:line-break/>_rpc_cpe</text:p>
        </draw:rect>
        <draw:rect draw:style-name="gr5" draw:text-style-name="P1" draw:layer="layout" svg:width="4.5cm" svg:height="2.567cm" svg:x="20.456cm" svg:y="10.697cm">
          <text:p text:style-name="P1">If http_empty<text:line-break/>==&gt;break</text:p>
        </draw:rect>
        <draw:rect draw:style-name="gr5" draw:text-style-name="P1" draw:layer="layout" svg:width="2.8cm" svg:height="2.567cm" svg:x="16.056cm" svg:y="6.733cm">
          <text:p text:style-name="P1">Repeat</text:p>
        </draw:rect>
        <draw:rect draw:style-name="gr5" draw:text-style-name="P1" draw:layer="layout" svg:width="4.5cm" svg:height="2.567cm" svg:x="20.456cm" svg:y="13.798cm">
          <text:p text:style-name="P1">Fill rpc_cpe</text:p>
        </draw:rect>
        <draw:rect draw:style-name="gr5" draw:text-style-name="P1" draw:layer="layout" svg:width="5.7cm" svg:height="2.567cm" svg:x="20.456cm" svg:y="17.065cm">
          <text:p text:style-name="P1">rpc_cpe-&gt;method</text:p>
        </draw:rect>
        <draw:rect draw:style-name="gr29" draw:text-style-name="P1" draw:layer="layout" svg:width="5.6cm" svg:height="2.567cm" svg:x="20.556cm" svg:y="-2.3cm">
          <text:p text:style-name="P1">rpc_cpe-&gt;method_<text:line-break/>response_data_init</text:p>
        </draw:rect>
        <draw:rect draw:style-name="gr30" draw:text-style-name="P1" draw:layer="layout" svg:width="5.6cm" svg:height="2.567cm" svg:x="20.556cm" svg:y="0.767cm">
          <text:p text:style-name="P1">rpc_cpe-&gt;method_<text:line-break/>response</text:p>
        </draw:rect>
        <draw:rect draw:style-name="gr5" draw:text-style-name="P1" draw:layer="layout" svg:width="5.6cm" svg:height="2.567cm" svg:x="20.556cm" svg:y="4.267cm">
          <text:p text:style-name="P1">rpc_cpe-&gt;method_<text:line-break/>end<text:line-break/>(previous rpc_cpe)</text:p>
        </draw:rect>
        <draw:custom-shape draw:style-name="gr7" draw:text-style-name="P1" draw:layer="layout" svg:width="2.578cm" svg:height="1cm" draw:transform="rotate (0.772831792782943) translate (25.656cm 11.5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3.172cm" svg:height="1cm" draw:transform="rotate (-0.472635161441161) translate (26.201cm 13.00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5.5cm" svg:height="2.5cm" svg:x="27cm" svg:y="11cm">
          <text:p>Holdrequest=0<text:line-break/>&amp; no more<text:line-break/>session-&gt;rpc_acs</text:p>
          <draw:enhanced-geometry svg:viewBox="0 0 21600 21600" draw:text-areas="800 800 20800 20800" draw:type="round-rectangular-callout" draw:modifiers="2418.76022541356 -2349.140343862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5.5cm" svg:height="2.5cm" svg:x="27cm" svg:y="15.5cm">
          <text:p>Holdrequest=1<text:line-break/>|| more<text:line-break/>session-&gt;rpc_acs</text:p>
          <draw:enhanced-geometry svg:viewBox="0 0 21600 21600" draw:text-areas="800 800 20800 20800" draw:type="round-rectangular-callout" draw:modifiers="2564.04290129067 -7660.615753698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 draw:text-style-name="P1" draw:layer="layout" svg:width="8.5cm" svg:height="4.567cm" svg:x="27cm" svg:y="5.433cm">
          <text:p text:style-name="P1">Add the<text:line-break/><text:span text:style-name="T9">session_end_successfully</text:span></text:p>
          <text:p text:style-name="P1">function to<text:line-break/><text:span text:style-name="T9">session_end_func</text:span> list</text:p>
        </draw:rect>
        <draw:custom-shape draw:style-name="gr31" draw:text-style-name="P1" draw:layer="layout" svg:width="1.659cm" svg:height="1.014cm" draw:transform="rotate (-1.57830124257936) translate (12.962cm 14.84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7cm" svg:height="2.567cm" svg:x="11.6cm" svg:y="16.6cm">
          <text:p text:style-name="P1">Return<text:line-break/>session_failure_error</text:p>
        </draw:rect>
        <draw:custom-shape draw:style-name="gr31" draw:text-style-name="P1" draw:layer="layout" svg:width="1.356cm" svg:height="1.014cm" draw:transform="rotate (3.140545456038) translate (20.355cm 1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cm" svg:height="2.5cm" svg:x="4.1cm" svg:y="16.5cm">
          <text:p text:style-name="P1">In case of one<text:line-break/>above functions return<text:line-break/>session_failure_error</text:p>
          <draw:enhanced-geometry svg:viewBox="0 0 21600 21600" draw:text-areas="800 800 20800 20800" draw:type="round-rectangular-callout" draw:modifiers="23105.613483788 -10795.68172730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 draw:layer="layout" svg:width="6.5cm" svg:height="2.5cm" svg:x="11cm" svg:y="20cm">
          <text:p>In case of one<text:line-break/>above functions return<text:line-break/>session_failure_error</text:p>
          <draw:enhanced-geometry svg:viewBox="0 0 21600 21600" draw:text-areas="800 800 20800 20800" draw:type="round-rectangular-callout" draw:modifiers="28849.8384863867 -7202.87884846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layer="layout" svg:width="6.5cm" svg:height="1.75cm" svg:x="20.356cm" svg:y="-3.9cm">
          <draw:text-box>
            <text:p>If <text:span text:style-name="T9">rpc_cpe</text:span> <text:span text:style-name="T8">!= NULL</text:span></text:p>
          </draw:text-box>
        </draw:frame>
        <draw:frame draw:style-name="gr18" draw:layer="layout" svg:width="6.5cm" svg:height="1.75cm" svg:x="20.156cm" svg:y="-8.75cm">
          <draw:text-box>
            <text:p>If <text:span text:style-name="T9">rpc_cpe</text:span> <text:span text:style-name="T8">== NULL</text:span></text:p>
          </draw:text-box>
        </draw:frame>
        <draw:connector draw:style-name="gr2" draw:text-style-name="P1" draw:layer="layout" svg:x1="20.556cm" svg:y1="8.716cm" svg:x2="20.156cm" svg:y2="-6.75cm" draw:start-shape="id35" draw:start-glue-point="3" draw:end-shape="id36" svg:d="m20556 8716h-901v-15466h501">
          <text:p/>
        </draw:connector>
        <draw:custom-shape draw:style-name="gr10" draw:text-style-name="P1" draw:layer="layout" svg:width="6cm" svg:height="1.5cm" svg:x="13cm" svg:y="-0.8cm">
          <text:p text:style-name="P1">return<text:line-break/>session_retry_error</text:p>
          <draw:enhanced-geometry svg:viewBox="0 0 21600 21600" draw:text-areas="800 800 20800 20800" draw:type="round-rectangular-callout" draw:modifiers="23856.8238626896 115353.4976682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6" draw:layer="layout" svg:width="20cm" svg:height="2.5cm" svg:x="0.5cm" svg:y="24.85cm">
          <draw:text-box>
            <text:p text:style-name="P5"><text:span text:style-name="T10">Note : the <text:s/></text:span><text:span text:style-name="T11">session_end_successfully</text:span><text:span text:style-name="T10"> function should update the retry_date and the retry_count variable in the cwmp structure</text:span></text:p>
          </draw:text-box>
        </draw:frame>
        <draw:line draw:style-name="gr26" draw:text-style-name="P1" xml:id="id37" draw:id="id37" draw:layer="layout" svg:x1="29.8cm" svg:y1="18cm" svg:x2="29.8cm" svg:y2="23cm">
          <text:p/>
        </draw:line>
        <draw:connector draw:style-name="gr2" draw:text-style-name="P1" draw:layer="layout" svg:x1="29.8cm" svg:y1="23cm" svg:x2="2.75cm" svg:y2="9.3cm" draw:start-shape="id37" draw:start-glue-point="2" draw:end-shape="id38" draw:end-glue-point="2" svg:d="m29800 23000h-27050v-13700">
          <text:p/>
        </draw:connector>
      </draw:page>
      <draw:page draw:name="page8" draw:style-name="dp1" draw:master-page-name="Standard">
        <draw:ellipse draw:style-name="gr1" draw:text-style-name="P1" draw:layer="layout" svg:width="9.999cm" svg:height="2.233cm" draw:transform="rotate (1.55561196230225) translate (-3.541cm 12.984cm)">
          <text:p text:style-name="P1">Call</text:p>
          <text:p text:style-name="P1">rpc_acs-&gt;method_call</text:p>
        </draw:ellipse>
        <draw:custom-shape draw:style-name="gr7" draw:text-style-name="P1" draw:layer="layout" svg:width="1.5cm" svg:height="1cm" svg:x="-1.099cm" svg:y="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xml:id="id40" draw:id="id40" draw:layer="layout" svg:width="4.5cm" svg:height="2.567cm" svg:x="0.5cm" svg:y="6.733cm">
          <text:p text:style-name="P1">soap_send_rpc<text:line-break/>_to_acs</text:p>
        </draw:rect>
        <draw:rect draw:style-name="gr5" draw:text-style-name="P1" draw:layer="layout" svg:width="4.6cm" svg:height="2.567cm" svg:x="6.4cm" svg:y="6.633cm">
          <text:p text:style-name="P1">soap_receive<text:line-break/>_from_acs</text:p>
        </draw:rect>
        <draw:custom-shape draw:style-name="gr7" draw:text-style-name="P1" draw:layer="layout" svg:width="1.101cm" svg:height="1cm" svg:x="5.2cm" svg:y="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6.5cm" svg:height="4.567cm" svg:x="22.5cm" svg:y="5cm">
          <text:p text:style-name="P1">Add the<text:line-break/><text:span text:style-name="T9">move_session_to</text:span><text:span text:style-name="T9"><text:line-break/></text:span><text:span text:style-name="T9">_queue</text:span> function to<text:line-break/><text:span text:style-name="T9">session_end_func</text:span> list</text:p>
        </draw:rect>
        <draw:rect draw:style-name="gr5" draw:text-style-name="P1" draw:layer="layout" svg:width="6.5cm" svg:height="2.567cm" svg:x="22.548cm" svg:y="12.433cm">
          <text:p text:style-name="P1">Return<text:line-break/>session_{cause}_error</text:p>
        </draw:rect>
        <draw:rect draw:style-name="gr5" draw:text-style-name="P1" draw:layer="layout" svg:width="10cm" svg:height="3cm" svg:x="4cm" svg:y="11.7cm">
          <text:p text:style-name="P1">Fill<text:line-break/>rpc_acs-&gt;method_response<text:line-break/>rpc_acs-&gt;method_response_data</text:p>
          <text:p text:style-name="P1"/>
        </draw:rect>
        <draw:custom-shape draw:style-name="gr7" draw:text-style-name="P1" draw:layer="layout" svg:width="2.103cm" svg:height="1cm" draw:transform="rotate (-1.54130026243709) translate (9.389cm 9.3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layer="layout" svg:width="6cm" svg:height="1.675cm" svg:x="5cm" svg:y="9.5cm">
          <draw:text-box>
            <text:p>Receive rpc response</text:p>
          </draw:text-box>
        </draw:frame>
        <draw:custom-shape draw:style-name="gr7" draw:text-style-name="P1" draw:layer="layout" svg:width="1.633cm" svg:height="1.014cm" draw:transform="rotate (-1.54130026243709) translate (9.452cm 14.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7cm" svg:height="2.567cm" svg:x="5.5cm" svg:y="16.933cm">
          <text:p text:style-name="P1">Return sessin_ok</text:p>
        </draw:rect>
        <draw:frame draw:style-name="gr32" draw:layer="layout" svg:width="15.5cm" svg:height="1.611cm" svg:x="10.9cm" svg:y="5.75cm">
          <draw:text-box>
            <text:p>Receivecause of</text:p>
            <text:p><text:span text:style-name="T12">3.7.1.4 session terminated unsuccessfully</text:span><text:span text:style-name="T13"> </text:span></text:p>
          </draw:text-box>
        </draw:frame>
        <draw:custom-shape draw:style-name="gr7" draw:text-style-name="P1" draw:layer="layout" svg:width="10.601cm" svg:height="1cm" svg:x="11.89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2.186cm" svg:height="1.014cm" draw:transform="rotate (-1.54130026243709) translate (26.452cm 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11" draw:layer="layout" svg:width="9.2cm" svg:height="3.099cm" svg:x="0.2cm" svg:y="3cm">
          <draw:text-box>
            <text:p><text:span text:style-name="T14">Receive </text:span><text:span text:style-name="T15">need authentication ||</text:span><text:span text:style-name="T15"><text:line-break/></text:span><text:span text:style-name="T15">Rceive soa faul retry 8005 ||</text:span></text:p>
            <text:p><text:span text:style-name="T15">Receive http redirect</text:span><text:span text:style-name="T15"><text:line-break/></text:span><text:span text:style-name="T15"/></text:p>
          </draw:text-box>
        </draw:frame>
        <draw:rect draw:style-name="gr5" draw:text-style-name="P1" draw:layer="layout" svg:width="4.6cm" svg:height="2.567cm" svg:x="11.9cm" svg:y="0.433cm">
          <text:p text:style-name="P1">authentication</text:p>
        </draw:rect>
        <draw:rect draw:style-name="gr5" draw:text-style-name="P1" draw:layer="layout" svg:width="4.6cm" svg:height="2.567cm" svg:x="1.4cm" svg:y="0.5cm">
          <text:p text:style-name="P1">HTTP redirect</text:p>
        </draw:rect>
        <draw:line draw:style-name="gr26" draw:text-style-name="P1" xml:id="id39" draw:id="id39" draw:layer="layout" svg:x1="0cm" svg:y1="-1cm" svg:x2="14cm" svg:y2="-1cm">
          <text:p/>
        </draw:line>
        <draw:line draw:style-name="gr26" draw:text-style-name="P1" draw:layer="layout" svg:x1="14cm" svg:y1="-1cm" svg:x2="14cm" svg:y2="0.5cm">
          <text:p/>
        </draw:line>
        <draw:line draw:style-name="gr26" draw:text-style-name="P1" draw:layer="layout" svg:x1="3.7cm" svg:y1="-1cm" svg:x2="3.7cm" svg:y2="0.5cm">
          <text:p/>
        </draw:line>
        <draw:rect draw:style-name="gr5" draw:text-style-name="P1" draw:layer="layout" svg:width="4.6cm" svg:height="2.567cm" svg:x="6.7cm" svg:y="0.433cm">
          <text:p text:style-name="P1">soap_fault_retry</text:p>
        </draw:rect>
        <draw:line draw:style-name="gr26" draw:text-style-name="P1" draw:layer="layout" svg:x1="9cm" svg:y1="-1cm" svg:x2="9cm" svg:y2="0.5cm">
          <text:p/>
        </draw:line>
        <draw:custom-shape draw:style-name="gr34" draw:text-style-name="P1" draw:layer="layout" svg:width="3.5cm" svg:height="1.5cm" svg:x="7cm" svg:y="4.5cm">
          <text:p/>
          <draw:enhanced-geometry svg:viewBox="0 0 787 799" draw:type="non-primitive" draw:enhanced-path="M 439 12 L 535 102 391 246 252 108 349 12 0 0 12 348 108 258 282 433 282 799 511 799 511 427 685 252 781 348 787 0 439 12 Z N"/>
        </draw:custom-shape>
        <draw:connector draw:style-name="gr2" draw:text-style-name="P1" draw:layer="layout" draw:line-skew="2.633cm" svg:x1="0cm" svg:y1="-1cm" svg:x2="2.75cm" svg:y2="6.733cm" draw:start-shape="id39" draw:start-glue-point="3" draw:end-shape="id40" draw:end-glue-point="0" svg:d="m0-1000v6500h2750v1233">
          <text:p/>
        </draw:connector>
        <draw:line draw:style-name="gr26" draw:text-style-name="P1" draw:layer="layout" svg:x1="1.5cm" svg:y1="9.3cm" svg:x2="1.5cm" svg:y2="11.8cm">
          <text:p/>
        </draw:line>
        <draw:line draw:style-name="gr26" draw:text-style-name="P1" draw:layer="layout" svg:x1="4.5cm" svg:y1="14.7cm" svg:x2="4.5cm" svg:y2="16.7cm">
          <text:p/>
        </draw:line>
        <draw:custom-shape draw:style-name="gr35" draw:text-style-name="P12" draw:layer="layout" svg:width="1.5cm" svg:height="1.5cm" svg:x="3.6cm" svg:y="16.7cm">
          <text:p text:style-name="P1"><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3" draw:layer="layout" svg:width="1.5cm" svg:height="1.5cm" svg:x="0.8cm" svg:y="11.8cm">
          <text:p text:style-name="P1"><text:span text:style-name="T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5" draw:layer="layout" svg:width="21.393cm" svg:height="4.523cm" svg:x="0cm" svg:y="24.148cm">
          <draw:text-box>
            <text:p text:style-name="P5"><text:span text:style-name="T3">1: if the rpc is an inform rpc then calling the event_remove function in order to remove event (with flag (000)) related to current session from event list and from the bkp file.</text:span></text:p>
            <text:p text:style-name="P5"><text:span text:style-name="T3">2: f the rpc is an inform rpc then calling the event_remove function in order to remove all event related to current session from event list and from the bkp file.</text:span></text:p>
          </draw:text-box>
        </draw:frame>
      </draw:page>
      <draw:page draw:name="page9" draw:style-name="dp1" draw:master-page-name="Standard">
        <draw:ellipse draw:style-name="gr1" draw:text-style-name="P7" draw:layer="layout" svg:width="9.499cm" svg:height="2.233cm" draw:transform="rotate (1.55561196230225) translate (-3.533cm 12.484cm)">
          <text:p text:style-name="P1"><text:span text:style-name="T3">Call</text:span></text:p>
          <text:p text:style-name="P1">soap_receive_rpc_cpe</text:p>
        </draw:ellipse>
        <draw:custom-shape draw:style-name="gr7" draw:text-style-name="P1" draw:layer="layout" svg:width="1.5cm" svg:height="1cm" svg:x="-1.099cm" svg:y="7.5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4.6cm" svg:height="2.567cm" svg:x="0.8cm" svg:y="6.633cm">
          <text:p text:style-name="P1"><text:span text:style-name="T3">soap_receive</text:span><text:span text:style-name="T3"><text:line-break/></text:span><text:span text:style-name="T3">_from_acs</text:span></text:p>
        </draw:rect>
        <draw:rect draw:style-name="gr5" draw:text-style-name="P7" draw:layer="layout" svg:width="6.5cm" svg:height="4.567cm" svg:x="16.9cm" svg:y="5cm">
          <text:p text:style-name="P1"><text:span text:style-name="T3">Add the</text:span><text:span text:style-name="T3"><text:line-break/></text:span><text:span text:style-name="T11">move_session_to</text:span><text:span text:style-name="T11"><text:line-break/></text:span><text:span text:style-name="T11">_queue</text:span><text:span text:style-name="T3"> function to</text:span><text:span text:style-name="T3"><text:line-break/></text:span><text:span text:style-name="T11">session_end_func</text:span><text:span text:style-name="T3"> list</text:span></text:p>
        </draw:rect>
        <draw:rect draw:style-name="gr5" draw:text-style-name="P7" draw:layer="layout" svg:width="6.5cm" svg:height="2.567cm" svg:x="16.9cm" svg:y="12.433cm">
          <text:p text:style-name="P1"><text:span text:style-name="T3">Return</text:span><text:span text:style-name="T3"><text:line-break/></text:span><text:span text:style-name="T3">session_failure_error</text:span></text:p>
        </draw:rect>
        <draw:rect draw:style-name="gr5" draw:text-style-name="P7" draw:layer="layout" svg:width="10cm" svg:height="3cm" svg:x="-1.6cm" svg:y="11.7cm">
          <text:p text:style-name="P1"><text:span text:style-name="T3">Fill</text:span><text:span text:style-name="T3"><text:line-break/></text:span><text:span text:style-name="T3">rpc_acs-&gt;method_response</text:span><text:span text:style-name="T3"><text:line-break/></text:span><text:span text:style-name="T3">rpc_acs-&gt;method_response_data</text:span></text:p>
          <text:p text:style-name="P1"><text:span text:style-name="T3"/></text:p>
        </draw:rect>
        <draw:custom-shape draw:style-name="gr7" draw:text-style-name="P1" draw:layer="layout" svg:width="2.103cm" svg:height="1cm" draw:transform="rotate (-1.54130026243709) translate (3.789cm 9.3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 draw:text-style-name="P8" draw:layer="layout" svg:width="6cm" svg:height="1.675cm" svg:x="-0.6cm" svg:y="9.5cm">
          <draw:text-box>
            <text:p><text:span text:style-name="T3">Receive rpc response</text:span></text:p>
          </draw:text-box>
        </draw:frame>
        <draw:custom-shape draw:style-name="gr7" draw:text-style-name="P1" draw:layer="layout" svg:width="1.633cm" svg:height="1.014cm" draw:transform="rotate (-1.54130026243709) translate (3.852cm 14.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7" draw:layer="layout" svg:width="7cm" svg:height="2.567cm" svg:x="-0.1cm" svg:y="16.933cm">
          <text:p text:style-name="P1"><text:span text:style-name="T3">Return sessin_ok</text:span></text:p>
        </draw:rect>
        <draw:frame draw:style-name="gr32" draw:text-style-name="P8" draw:layer="layout" svg:width="15.5cm" svg:height="1.611cm" svg:x="5.3cm" svg:y="5.75cm">
          <draw:text-box>
            <text:p><text:span text:style-name="T3">Receivecause of</text:span></text:p>
            <text:p><text:span text:style-name="T12">3.7.1.4 session terminated unsuccessfully</text:span><text:span text:style-name="T13"> </text:span></text:p>
          </draw:text-box>
        </draw:frame>
        <draw:custom-shape draw:style-name="gr7" draw:text-style-name="P1" draw:layer="layout" svg:width="10.601cm" svg:height="1cm" svg:x="6.29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2.186cm" svg:height="1.014cm" draw:transform="rotate (-1.54130026243709) translate (20.852cm 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3" draw:text-style-name="P11" draw:layer="layout" svg:width="9.2cm" svg:height="3.099cm" svg:x="5.8cm" svg:y="2.7cm">
          <draw:text-box>
            <text:p><text:span text:style-name="T14">Receive </text:span><text:span text:style-name="T15">need authentication ||</text:span><text:span text:style-name="T15"><text:line-break/></text:span><text:span text:style-name="T15">Rceive soa faul retry 8005 ||</text:span></text:p>
            <text:p><text:span text:style-name="T15">Receive http redirect</text:span><text:span text:style-name="T15"><text:line-break/></text:span><text:span text:style-name="T15"/></text:p>
          </draw:text-box>
        </draw:frame>
        <draw:rect draw:style-name="gr5" draw:text-style-name="P1" draw:layer="layout" svg:width="4.6cm" svg:height="2.567cm" svg:x="6.4cm" svg:y="-0.466cm">
          <text:p text:style-name="P1">authentication</text:p>
        </draw:rect>
        <draw:rect draw:style-name="gr5" draw:text-style-name="P1" draw:layer="layout" svg:width="4.6cm" svg:height="2.567cm" svg:x="-4.1cm" svg:y="-0.399cm">
          <text:p text:style-name="P1">HTTP redirect</text:p>
        </draw:rect>
        <draw:line draw:style-name="gr26" draw:text-style-name="P1" draw:layer="layout" svg:x1="8.5cm" svg:y1="-1.899cm" svg:x2="8.5cm" svg:y2="-0.399cm">
          <text:p/>
        </draw:line>
        <draw:line draw:style-name="gr26" draw:text-style-name="P1" draw:layer="layout" svg:x1="-1.8cm" svg:y1="-1.899cm" svg:x2="-1.8cm" svg:y2="-0.399cm">
          <text:p/>
        </draw:line>
        <draw:rect draw:style-name="gr5" draw:text-style-name="P1" draw:layer="layout" svg:width="4.6cm" svg:height="2.567cm" svg:x="1.2cm" svg:y="-0.466cm">
          <text:p text:style-name="P1">soap_fault_retry</text:p>
        </draw:rect>
        <draw:line draw:style-name="gr26" draw:text-style-name="P1" draw:layer="layout" svg:x1="3.5cm" svg:y1="-1.899cm" svg:x2="3.5cm" svg:y2="-0.399cm">
          <text:p/>
        </draw:line>
        <draw:custom-shape draw:style-name="gr34" draw:text-style-name="P1" draw:layer="layout" svg:width="3.5cm" svg:height="3cm" svg:x="1.5cm" svg:y="3cm">
          <text:p/>
          <draw:enhanced-geometry svg:viewBox="0 0 787 799" draw:type="non-primitive" draw:enhanced-path="M 439 12 L 535 102 391 246 252 108 349 12 0 0 12 348 108 258 282 433 282 799 511 799 511 427 685 252 781 348 787 0 439 12 Z N"/>
        </draw:custom-shape>
        <draw:line draw:style-name="gr26" draw:text-style-name="P1" draw:layer="layout" svg:x1="8.5cm" svg:y1="-2cm" svg:x2="-1.8cm" svg:y2="-2cm">
          <text:p/>
        </draw:line>
        <draw:rect draw:style-name="gr5" draw:text-style-name="P7" draw:layer="layout" svg:width="6.5cm" svg:height="2.567cm" svg:x="0cm" svg:y="-6.5cm">
          <text:p text:style-name="P1"><text:span text:style-name="T3">Return</text:span><text:span text:style-name="T3"><text:line-break/></text:span><text:span text:style-name="T3">session_retry_error</text:span></text:p>
        </draw:rect>
        <draw:custom-shape draw:style-name="gr7" draw:text-style-name="P1" draw:layer="layout" svg:width="1.5cm" svg:height="1cm" draw:transform="rotate (1.57673044625138) translate (2.954cm -2.24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6" draw:layer="layout" svg:width="20cm" svg:height="3.851cm" svg:x="0.5cm" svg:y="24.849cm">
          <draw:text-box>
            <text:p text:style-name="P5"><text:span text:style-name="T3">Note : the </text:span><text:span text:style-name="T11">move_session_to_queue</text:span><text:span text:style-name="T10"> function should add inform rpc to the rpc_acs list if there is no rpc_acs in the session and if there is no session in the session queue</text:span></text:p>
            <text:p text:style-name="P5"><text:span text:style-name="T10">Note : the <text:s/></text:span><text:span text:style-name="T11">move_session_to_queue</text:span><text:span text:style-name="T10"> function should update the retry_date and the retry_count variable in the cwmp structu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ar" style:country-complex="DZ"/>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24T13:15:02.52</meta:creation-date>
    <meta:editing-duration>PT10M32S</meta:editing-duration>
    <meta:editing-cycles>2</meta:editing-cycles>
    <meta:generator>OpenOffice.org/3.3$Win32 OpenOffice.org_project/330m20$Build-9567</meta:generator>
    <dc:date>2011-11-24T14:32:41.97</dc:date>
    <meta:document-statistic meta:object-count="349"/>
  </office:meta>
</office:document-meta>
</file>